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630000000F29199295C195CBAA1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adornments="Gras" style:font-family-generic="modern" style:font-pitch="variable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9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10" style:family="presentation" style:parent-style-name="Modele_5f_Insee_5f_V42-outline1">
      <style:graphic-properties fo:min-height="11.929cm"/>
      <style:paragraph-properties style:writing-mode="lr-tb"/>
    </style:style>
    <style:style style:name="pr11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7cm" fo:text-align="start" fo:text-indent="0cm"/>
    </style:style>
    <style:style style:name="P6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cm" fo:margin-bottom="0.5cm" fo:text-indent="0cm" style:text-autospace="non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margin-top="0cm" fo:margin-bottom="0.4cm" fo:text-indent="0cm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cm" fo:margin-bottom="0cm" fo:text-align="center" fo:text-indent="0cm"/>
    </style:style>
    <style:style style:name="P23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2cm" fo:text-indent="0cm"/>
    </style:style>
    <style:style style:name="P27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4cm" fo:margin-right="0cm" fo:margin-top="0cm" fo:margin-bottom="0.5cm" fo:text-indent="0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style:paragraph-properties fo:margin-top="0cm" fo:margin-bottom="0.5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</style:style>
    <style:style style:name="P37" style:family="paragraph">
      <style:paragraph-properties fo:margin-top="0cm" fo:margin-bottom="0.5cm" fo:text-align="center"/>
    </style:style>
    <style:style style:name="P38" style:family="paragraph">
      <style:paragraph-properties fo:margin-top="0cm" fo:margin-bottom="0.3cm"/>
    </style:style>
    <style:style style:name="P39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1" fo:font-size="26pt" style:font-name-asian="Consolas1" style:font-size-asian="26pt" style:font-name-complex="Consolas1" style:font-size-complex="26pt"/>
    </style:style>
    <style:style style:name="T10" style:family="text">
      <style:text-properties fo:color="#17c6a3" loext:opacity="100%" style:font-name="Consolas1" fo:font-size="26pt" style:font-name-asian="Consolas1" style:font-size-asian="26pt" style:font-name-complex="Consolas1" style:font-size-complex="26pt"/>
    </style:style>
    <style:style style:name="T11" style:family="text">
      <style:text-properties fo:color="#000080" loext:opacity="100%" style:font-name="Arial" fo:font-size="30pt" style:font-name-asian="Consolas1" style:font-size-asian="30pt" style:font-name-complex="Consolas1" style:font-size-complex="30pt"/>
    </style:style>
    <style:style style:name="T12" style:family="text">
      <style:text-properties fo:color="#00b0f0" loext:opacity="100%" style:font-name="Arial" fo:font-size="26pt" style:font-name-asian="Consolas1" style:font-size-asian="26pt" style:font-name-complex="Consolas1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style:text-position="super 58%" fo:font-size="34pt" style:font-size-asian="34pt" style:font-size-complex="34pt"/>
    </style:style>
    <style:style style:name="T21" style:family="text">
      <style:text-properties fo:color="#000000" loext:opacity="100%" style:font-name="Consolas1" fo:font-size="20pt" style:font-name-asian="Consolas1" style:font-size-asian="20pt" style:font-name-complex="Consolas1" style:font-size-complex="20pt"/>
    </style:style>
    <style:style style:name="T22" style:family="text">
      <style:text-properties fo:color="#00a933" loext:opacity="100%" style:font-name="Consolas1" fo:font-size="20pt" style:font-name-asian="Consolas1" style:font-size-asian="20pt" style:font-name-complex="Consolas1" style:font-size-complex="20pt"/>
    </style:style>
    <style:style style:name="T23" style:family="text">
      <style:text-properties fo:color="#000080" loext:opacity="100%" fo:font-size="34pt" style:font-size-asian="34pt" style:font-size-complex="34pt"/>
    </style:style>
    <style:style style:name="T24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bold" style:font-name-complex="Consolas1" style:font-size-complex="21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b0f0" loext:opacity="100%"/>
    </style:style>
    <style:style style:name="T29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80" loext:opacity="100%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font-name="Arial3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a933" loext:opacity="100%" style:font-name="Consolas1" fo:font-size="26pt" style:font-name-asian="Consolas1" style:font-size-asian="26pt" style:font-name-complex="Consolas1" style:font-size-complex="26pt"/>
    </style:style>
    <style:style style:name="T38" style:family="text">
      <style:text-properties fo:color="#a0a0a0" loext:opacity="100%" style:font-name="Consolas1" fo:font-size="26pt" fo:font-style="italic" style:font-name-asian="Consolas1" style:font-size-asian="26pt" style:font-style-asian="italic" style:font-name-complex="Consolas1" style:font-size-complex="26pt" style:font-style-complex="italic"/>
    </style:style>
    <style:style style:name="T39" style:family="text">
      <style:text-properties fo:color="#cc6c1d" loext:opacity="100%" style:font-name="Consolas1" fo:font-size="26pt" style:font-name-asian="Consolas1" style:font-size-asian="26pt" style:font-name-complex="Consolas1" style:font-size-complex="26pt"/>
    </style:style>
    <style:style style:name="T40" style:family="text">
      <style:text-properties fo:color="#d9e8f7" loext:opacity="100%" style:font-name="Consolas1" fo:font-size="26pt" style:font-name-asian="Consolas1" style:font-size-asian="26pt" style:font-name-complex="Consolas1" style:font-size-complex="26pt"/>
    </style:style>
    <style:style style:name="T41" style:family="text">
      <style:text-properties fo:color="#66e1f8" loext:opacity="100%" style:font-name="Consolas1" fo:font-size="26pt" style:font-name-asian="Consolas1" style:font-size-asian="26pt" style:font-name-complex="Consolas1" style:font-size-complex="26pt"/>
    </style:style>
    <style:style style:name="T42" style:family="text">
      <style:text-properties fo:color="#e6e6fa" loext:opacity="100%" style:font-name="Consolas1" fo:font-size="26pt" style:font-name-asian="Consolas1" style:font-size-asian="26pt" style:font-name-complex="Consolas1" style:font-size-complex="26pt"/>
    </style:style>
    <style:style style:name="T43" style:family="text">
      <style:text-properties fo:color="#000000" loext:opacity="100%" fo:font-size="24pt" style:font-size-asian="24pt" style:font-size-complex="24pt"/>
    </style:style>
    <style:style style:name="T44" style:family="text">
      <style:text-properties fo:color="#a0a0a0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45" style:family="text">
      <style:text-properties fo:color="#b3b3b3" loext:opacity="100%" style:font-name="Consolas1" fo:font-size="24pt" style:font-name-asian="Consolas1" style:font-size-asian="24pt" style:font-name-complex="Consolas1" style:font-size-complex="24pt"/>
    </style:style>
    <style:style style:name="T46" style:family="text">
      <style:text-properties fo:color="#eb4b64" loext:opacity="100%" style:font-name="Consolas1" fo:font-size="24pt" style:font-name-asian="Consolas1" style:font-size-asian="24pt" style:font-name-complex="Consolas1" style:font-size-complex="24pt"/>
    </style:style>
    <style:style style:name="T47" style:family="text">
      <style:text-properties fo:color="#d9e8f7" loext:opacity="100%" style:font-name="Consolas1" fo:font-size="24pt" style:font-name-asian="Consolas1" style:font-size-asian="24pt" style:font-name-complex="Consolas1" style:font-size-complex="24pt"/>
    </style:style>
    <style:style style:name="T48" style:family="text">
      <style:text-properties fo:color="#e6e6fa" loext:opacity="100%" style:font-name="Consolas1" fo:font-size="24pt" style:font-name-asian="Consolas1" style:font-size-asian="24pt" style:font-name-complex="Consolas1" style:font-size-complex="24pt"/>
    </style:style>
    <style:style style:name="T49" style:family="text">
      <style:text-properties fo:color="#cc81ba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50" style:family="text">
      <style:text-properties fo:color="#8ddaf8" loext:opacity="100%" style:font-name="Consolas1" fo:font-size="24pt" fo:font-style="italic" fo:font-weight="bold" style:font-name-asian="Consolas1" style:font-size-asian="24pt" style:font-style-asian="italic" style:font-weight-asian="bold" style:font-name-complex="Consolas1" style:font-size-complex="24pt" style:font-style-complex="italic" style:font-weight-complex="bold"/>
    </style:style>
    <style:style style:name="T51" style:family="text">
      <style:text-properties fo:color="#17c6a3" loext:opacity="100%" style:font-name="Consolas1" fo:font-size="24pt" style:font-name-asian="Consolas1" style:font-size-asian="24pt" style:font-name-complex="Consolas1" style:font-size-complex="24pt"/>
    </style:style>
    <style:style style:name="T52" style:family="text">
      <style:text-properties fo:color="#eb4b64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3" style:family="text">
      <style:text-properties fo:color="#d9e8f7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4" style:family="text">
      <style:text-properties fo:color="#e6e6fa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5" style:family="text">
      <style:text-properties fo:color="#6897bb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6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solid" style:text-underline-width="auto" style:text-underline-color="font-color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b0f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0pt" fo:font-style="italic" fo:text-shadow="none" style:text-underline-style="none" fo:font-weight="bold" style:letter-kerning="true" style:font-name-asian="Consolas1" style:font-size-asian="30pt" style:font-style-asian="italic" style:font-weight-asian="normal" style:font-name-complex="Consolas1" style:font-size-complex="30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1" style:font-size-asian="34pt" style:font-weight-asian="normal" style:font-name-complex="Consolas1" style:font-size-complex="34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1" style:font-size-asian="25pt" style:font-weight-asian="normal" style:font-name-complex="Consolas1" style:font-size-complex="25pt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5pt" fo:font-style="italic" fo:text-shadow="none" style:text-underline-style="none" fo:font-weight="bold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text-shadow="none" style:text-underline-style="solid" style:text-underline-width="auto" style:text-underline-color="font-color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solid" style:text-underline-width="auto" style:text-underline-color="font-color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bold" style:font-name-complex="Consolas1" style:font-size-complex="24pt" style:font-style-complex="italic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59" style:family="text">
      <style:text-properties fo:font-size="24pt" style:font-size-asian="24pt" style:font-size-complex="24pt"/>
    </style:style>
    <style:style style:name="T160" style:family="text">
      <style:text-properties fo:font-size="70pt" fo:font-weight="normal" style:font-size-asian="70pt" style:font-weight-asian="normal" style:font-size-complex="70pt" style:font-weight-complex="normal"/>
    </style:style>
    <style:style style:name="T161" style:family="text">
      <style:text-properties fo:font-size="12pt" fo:font-weight="bold" style:font-size-asian="12pt" style:font-weight-asian="bold" style:font-size-complex="12pt" style:font-weight-complex="bold"/>
    </style:style>
    <style:style style:name="T162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1" style:font-size-asian="32pt" style:font-weight-asian="normal" style:font-name-complex="Consolas1" style:font-size-complex="32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1" style:font-size-asian="40pt" style:font-weight-asian="normal" style:font-name-complex="Consolas1" style:font-size-complex="40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f10d0c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style="normal" style:font-style-asian="normal" style:font-style-complex="normal"/>
    </style:style>
    <style:style style:name="T175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size="40pt" fo:font-style="italic" style:font-size-asian="40pt" style:font-size-complex="40pt"/>
    </style:style>
    <style:style style:name="T183" style:family="text">
      <style:text-properties fo:font-size="40pt" fo:font-style="normal" style:font-size-asian="40pt" style:font-style-asian="normal" style:font-size-complex="40pt" style:font-style-complex="normal"/>
    </style:style>
    <style:style style:name="T184" style:family="text">
      <style:text-properties fo:font-variant="normal" fo:text-transform="none" fo:color="#729fcf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40pt" fo:font-style="italic" fo:text-shadow="none" style:text-underline-style="none" fo:font-weight="bold" style:letter-kerning="true" style:font-name-asian="Consolas1" style:font-size-asian="40pt" style:font-style-asian="italic" style:font-weight-asian="normal" style:font-name-complex="Consola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80" loext:opacity="100%" style:text-outline="false" style:text-line-through-style="none" style:text-line-through-type="none" style:font-name="Arial3" fo:font-style="normal" fo:text-shadow="none" style:text-underline-style="none" fo:font-weight="bold" style:letter-kerning="true" style:font-name-asian="Consolas1" style:font-style-asian="normal" style:font-weight-asian="normal" style:font-name-complex="Consolas1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569cd6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15pt" fo:text-shadow="none" style:text-underline-style="solid" style:text-underline-width="auto" style:text-underline-color="font-color" fo:font-weight="bold" style:letter-kerning="true" style:font-name-asian="Consolas1" style:font-size-asian="15pt" style:font-weight-asian="bold" style:font-name-complex="Consolas1" style:font-size-complex="15pt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15pt" fo:font-style="italic" fo:text-shadow="none" style:text-underline-style="none" fo:font-weight="bold" style:letter-kerning="true" style:font-name-asian="Consolas1" style:font-size-asian="15pt" style:font-style-asian="italic" style:font-weight-asian="normal" style:font-name-complex="Consolas1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3eabe6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bold" style:font-name-complex="Consolas1" style:font-size-complex="20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aaaaa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bold" style:font-name-complex="Consolas1" style:font-size-complex="22pt" style:font-style-complex="italic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size="40pt" fo:font-style="italic" style:font-size-asian="40pt" style:font-style-asian="italic" style:font-size-complex="40pt" style:font-style-complex="italic"/>
    </style:style>
    <style:style style:name="T26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8pt" fo:font-style="normal" fo:text-shadow="none" style:text-underline-style="none" fo:font-weight="bold" style:letter-kerning="true" style:font-name-asian="Consolas1" style:font-size-asian="48pt" style:font-style-asian="normal" style:font-weight-asian="normal" style:font-name-complex="Consola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style:text-position="super 58%" fo:font-size="24pt" style:font-size-asian="24pt" style:font-size-complex="24pt"/>
    </style:style>
    <style:style style:name="T26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3" style:family="text">
      <style:text-properties fo:color="#c9211e" loext:opacity="100%"/>
    </style:style>
    <style:style style:name="T27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color="#729fcf" loext:opacity="100%" fo:font-size="26pt" style:font-size-asian="26pt" style:font-size-complex="26pt"/>
    </style:style>
    <style:style style:name="T277" style:family="text">
      <style:text-properties fo:color="#2a6099" loext:opacity="100%" fo:font-size="26pt" style:font-size-asian="26pt" style:font-size-complex="26pt"/>
    </style:style>
    <style:style style:name="T278" style:family="text">
      <style:text-properties fo:color="#729fcf" loext:opacity="100%" fo:font-size="28pt" style:text-underline-style="none" style:font-size-asian="28pt" style:font-size-complex="28pt"/>
    </style:style>
    <style:style style:name="T279" style:family="text">
      <style:text-properties fo:color="#2a6099" loext:opacity="100%" fo:font-size="28pt" style:text-underline-style="none" style:font-size-asian="28pt" style:font-size-complex="28pt"/>
    </style:style>
    <style:style style:name="T280" style:family="text">
      <style:text-properties fo:color="#ff0000" loext:opacity="100%"/>
    </style:style>
    <style:style style:name="T28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bold" style:font-name-complex="Consolas1" style:font-size-complex="21pt" style:font-style-complex="italic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5983b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style:text-outline="false" style:text-line-through-style="none" style:text-line-through-type="none" style:font-name="Consolas1" fo:font-size="21pt" fo:text-shadow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bold" style:font-name-complex="Consolas1" style:font-size-complex="26pt" style:font-style-complex="italic" style:font-weight-complex="bold" style:text-emphasize="none" style:font-relief="none" style:text-overline-style="none" style:text-overline-color="font-color"/>
    </style:style>
    <style:style style:name="T307" style:family="text">
      <style:text-properties fo:color="#5983b0" loext:opacity="100%"/>
    </style:style>
    <style:style style:name="T308" style:family="text">
      <style:text-properties fo:font-variant="normal" fo:text-transform="none" fo:color="#5eb9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Microsoft YaHei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1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1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2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21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22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323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324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3" draw:text-style-name="P6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5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Rappels de la formation de base</text:span></text:p>
              </text:list-item>
              <text:list-item>
                <text:p text:style-name="P9"><text:span text:style-name="T4">Paramétrages et outils avancés pour booster les performances</text:span></text:p>
              </text:list-item>
              <text:list-item>
                <text:p text:style-name="P9"><text:span text:style-name="T4">Spring Data JPA</text:span></text:p>
              </text:list-item>
              <text:list-item>
                <text:p text:style-name="P9"><text:span text:style-name="T4">Le cache de second niveau</text:span></text:p>
              </text:list-item>
              <text:list-item>
                <text:p text:style-name="P9"><text:span text:style-name="T4">Gestion des accès concurrents : les verrous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uite de la formation « Hibernate Basique »</text:span></text:p>
              </text:list-item>
              <text:list-item>
                <text:p text:style-name="P9"><text:span text:style-name="T4">Gérer le lien entre les données et les objets est une tâche délicate !</text:span></text:p>
              </text:list-item>
              <text:list-item>
                <text:p text:style-name="P9"><text:span text:style-name="T4">Hibernate outil existant depuis 2001</text:span></text:p>
              </text:list-item>
              <text:list-item>
                <text:p text:style-name="P9"><text:span text:style-name="T4">Nombreuses fonctionnalités</text:span></text:p>
              </text:list-item>
              <text:list-item>
                <text:p text:style-name="P9"><text:span text:style-name="T4">Framework « lourd »</text:span></text:p>
              </text:list-item>
              <text:list-item>
                <text:p text:style-name="P9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Quel est votre utilisation ?</text:span></text:p>
              </text:list-item>
              <text:list-item>
                <text:p text:style-name="P9"><text:span text:style-name="T4">Sur une échelle 1 à 10, votre connaissance d’Hibernate ?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Un bon modèle objet condition d’une bonne utilisation d’Hibernate</text:span></text:p>
              </text:list-item>
              <text:list-item>
                <text:p text:style-name="P9"><text:span text:style-name="T4">Respecter la logique « objet » d’Hibernate</text:span></text:p>
              </text:list-item>
              <text:list-item>
                <text:p text:style-name="P9"><text:span text:style-name="T4">Surveiller ce qu’il se passe en arrière plan (show_sql, p6spy, datasource-proxy)</text:span></text:p>
              </text:list-item>
              <text:list-item>
                <text:p text:style-name="P9"><text:span text:style-name="T4">Lazy Loading, oui mais… </text:span></text:p>
              </text:list-item>
              <text:list-item>
                <text:p text:style-name="P9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5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Base Postgres Kube (locale à defaut)</text:span></text:p>
              </text:list-item>
              <text:list-item>
                <text:p text:style-name="P17"><text:span text:style-name="T5">Lombok</text:span></text:p>
              </text:list-item>
              <text:list-item>
                <text:p text:style-name="P17"><text:span text:style-name="T5">Metamodel</text:span></text:p>
              </text:list-item>
              <text:list-item>
                <text:p text:style-name="P17"><text:span text:style-name="T5">Lancement batch HelloWorld</text:span></text:p>
              </text:list-item>
              <text:list-item>
                <text:p text:style-name="P17"><text:span text:style-name="T5">Schéma de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2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Premières optimisations d’hibernate assez simples</text:span></text:p>
              </text:list-item>
              <text:list-item>
                <text:p text:style-name="P17"><text:span text:style-name="T5">Paramètrage du framework via les properties</text:span></text:p>
              </text:list-item>
              <text:list-item>
                <text:p text:style-name="P17"><text:span text:style-name="T5">A appliquer en connaissance des impacts à l’arrière plan</text:span></text:p>
              </text:list-item>
              <text:list-item>
                <text:p text:style-name="P17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9"><text:span text:style-name="T4">Hibernate exécute les requêtes selon l’ordre dans lequel elles sont transmises</text:span></text:p>
              </text:list-item>
              <text:list-item>
                <text:p text:style-name="P9"><text:span text:style-name="T4">Risque d’alternance de requêtes INSERT/UPDATE/DELETE</text:span></text:p>
              </text:list-item>
              <text:list-item>
                <text:p text:style-name="P9"><text:span text:style-name="T4">Risque d’alternance de requêtes portant sur des tables différentes</text:span></text:p>
              </text:list-item>
              <text:list-item>
                <text:p text:style-name="P9"><text:span text:style-name="T4">Contraignant pour le moteur Postgres</text:span></text:p>
              </text:list-item>
              <text:list-item>
                <text:p text:style-name="P9"><text:span text:style-name="T4">Chargement successif en mémoire de blocs de tables différentes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9"><text:span text:style-name="T4">Ex :</text:span></text:p>
                <text:list>
                  <text:list-header>
                    <text:p text:style-name="P16"><text:span text:style-name="T7">INSERT entreprise...</text:span></text:p>
                    <text:p text:style-name="P16"><text:span text:style-name="T7">INSERT declaration...</text:span></text:p>
                    <text:p text:style-name="P16"><text:span text:style-name="T7">INSERT entreprise...</text:span></text:p>
                    <text:p text:style-name="P16"><text:span text:style-name="T7">UPDATE secteur…</text:span></text:p>
                    <text:p text:style-name="P16"><text:span text:style-name="T7">...</text:span></text:p>
                  </text:list-header>
                </text:list>
              </text:list-item>
              <text:list-item>
                <text:p text:style-name="P16"><text:span text:style-name="T8">Paramètres permettant de réorganiser les requêtes à la fin de la transaction :</text:span></text:p>
                <text:list>
                  <text:list-header>
                    <text:p text:style-name="P16"><text:span text:style-name="T9">spring.jpa.properties.hibernate.order_inserts=</text:span><text:span text:style-name="T10">true</text:span></text:p>
                    <text:p text:style-name="P18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9"><text:span text:style-name="T11">Résultat :</text:span></text:p>
                <text:list>
                  <text:list-header>
                    <text:p text:style-name="P20"><text:span text:style-name="T12">INSERT entreprise...</text:span></text:p>
                    <text:p text:style-name="P20"><text:span text:style-name="T13">INSERT </text:span><text:span text:style-name="T12">entreprise...</text:span></text:p>
                    <text:p text:style-name="P20"><text:span text:style-name="T13">INSERT </text:span><text:span text:style-name="T12">declaration...</text:span></text:p>
                    <text:p text:style-name="P20"><text:span text:style-name="T12">UPDATE secteur…</text:span></text:p>
                    <text:p text:style-name="P20"><text:span text:style-name="T12">...</text:span></text:p>
                  </text:list-header>
                </text:list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9"><text:span text:style-name="T4">Hibernate va regrouper les requêtes de même type et portant sur les mêmes tables</text:span></text:p>
              </text:list-item>
              <text:list-item>
                <text:p text:style-name="P9"><text:span text:style-name="T4">Postgres (ou autre BDD) peut optimiser ses traitements</text:span></text:p>
              </text:list-item>
              <text:list-item>
                <text:p text:style-name="P9"><text:span text:style-name="T4">Gain potentiel jusqu’à 30-40 % selon les traitements</text:span></text:p>
              </text:list-item>
              <text:list-item>
                <text:p text:style-name="P9"><text:span text:style-name="T4">Très efficace sur batchs itérant sur de nombreuses lignes</text:span></text:p>
              </text:list-item>
              <text:list-item>
                <text:p text:style-name="P9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.2cm" svg:x="1.4cm" svg:y="4.4cm" presentation:class="outline" presentation:user-transformed="true">
          <draw:text-box>
            <text:list text:style-name="L4">
              <text:list-item>
                <text:p text:style-name="P9"><text:span text:style-name="T4">Contexte : Transaction longue avec de nombreuses opérations et beaucoup d’objets récupérés</text:span></text:p>
              </text:list-item>
              <text:list-item>
                <text:p text:style-name="P9"><text:span text:style-name="T4">L’entityManager garde en mémoire les objets et les opérations effectués dessus</text:span></text:p>
              </text:list-item>
              <text:list-item>
                <text:p text:style-name="P9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9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Solution 1 : </text:span><text:span text:style-name="T4">Réduire la taille des transactions</text:span></text:p>
              </text:list-item>
              <text:list-item>
                <text:p text:style-name="P16"><text:span text:style-name="T4">Idéalement transaction courte mais permettant le retour à un état cohérent de la BDD en cas de Rollback</text:span></text:p>
              </text:list-item>
              <text:list-item>
                <text:p text:style-name="P16"><text:span text:style-name="T4">Avec Spring Batch : </text:span></text:p>
                <text:list>
                  <text:list-header>
                    <text:p text:style-name="P16"><text:span text:style-name="T4">1 chunk = 1 transaction</text:span></text:p>
                  </text:list-header>
                </text:list>
              </text:list-item>
              <text:list-item>
                <text:p text:style-name="P16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3" draw:layer="layout" svg:x1="24cm" svg:y1="7cm" svg:x2="24cm" svg:y2="16.4cm">
          <text:p text:style-name="P22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Solution 2 : Réaliser régulièrement et dans cet ordre :</text:span></text:p>
                <text:list>
                  <text:list-item>
                    <text:list>
                      <text:list-header>
                        <text:p text:style-name="P16"><text:span text:style-name="T19">entityManager.flush() ;</text:span></text:p>
                        <text:p text:style-name="P16"><text:span text:style-name="T19">entityManager.clear() ;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4">Flush (purge) : Vide l’entityManager des modifications stockées en cache. Les requêtes sont envoyées à la BDD</text:span></text:p>
              </text:list-item>
              <text:list-item>
                <text:p text:style-name="P16"><text:span text:style-name="T4">Clear (nettoyage) : Vide le cache de l’entityManager (1</text:span><text:span text:style-name="T20">er</text:span><text:span text:style-name="T4"> niveau). Les instances passent en état détaché et sont supprimer si non-référenc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5">Attention : </text:span><text:span text:style-name="T4">Faire d’abord la purge et ensuite le nettoyage sinon perte des modifications</text:span></text:p>
              </text:list-item>
              <text:list-item>
                <text:p text:style-name="P16"><text:span text:style-name="T4">La mémoire de la JVM est allégée</text:span></text:p>
              </text:list-item>
              <text:list-item>
                <text:p text:style-name="P16"><text:span text:style-name="T4">Les traitements peuvent s’exécuter plus rapidement</text:span></text:p>
              </text:list-item>
              <text:list-item>
                <text:p text:style-name="P16"><text:span text:style-name="T4">Inefficace si les transactions sont suffisament courtes</text:span></text:p>
              </text:list-item>
              <text:list-item>
                <text:p text:style-name="P16"><text:span text:style-name="T4">Peut-être ajouté en « sécurité » sans effets négatifs a priori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ossibilité de « batcher » (grouper) les requêtes en injectant des paramètres différents à chaque appel</text:span></text:p>
              </text:list-item>
              <text:list-item>
                <text:p text:style-name="P16"><text:span text:style-name="T4">Utilisation des PrepareStatement</text:span></text:p>
              </text:list-item>
              <text:list-item>
                <text:p text:style-name="P16"><text:span text:style-name="T4">Côté JDBC :</text:span></text:p>
                <text:list>
                  <text:list-item>
                    <text:list>
                      <text:list-header>
                        <text:p text:style-name="P16"><text:span text:style-name="T19">for (Entity book : books) {</text:span></text:p>
                        <text:p text:style-name="P16"><text:span text:style-name="T19"><text:s text:c="6"/></text:span><text:span text:style-name="T19">ps.setString(1, book.getTitle());</text:span></text:p>
                        <text:p text:style-name="P16"><text:span text:style-name="T19"><text:s text:c="6"/></text:span><text:span text:style-name="T19">ps.setString(2, book.getPrimaryAuthor());</text:span></text:p>
                        <text:p text:style-name="P16"><text:span text:style-name="T19"><text:s text:c="6"/></text:span><text:span text:style-name="T19">...</text:span></text:p>
                        <text:p text:style-name="P16"><text:span text:style-name="T19"><text:s text:c="6"/></text:span><text:span text:style-name="T19">ps.addBatch();</text:span></text:p>
                        <text:p text:style-name="P16"><text:span text:style-name="T19"><text:s text:c="4"/></text:span><text:span text:style-name="T19">}</text:span></text:p>
                        <text:p text:style-name="P16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es properties suivantes :</text:span></text:p>
              </text:list-item>
            </text:list>
            <text:p text:style-name="P21"><text:span text:style-name="T21">spring.jpa.properties.hibernate.jdbc.batch_size=</text:span><text:span text:style-name="T22">30</text:span><text:span text:style-name="T21"> spring.jpa.properties.hibernate.jdbc.batch_versioned_data=</text:span><text:span text:style-name="T22">true</text:span></text:p>
            <text:list text:continue-numbering="true" text:style-name="L4">
              <text:list-item>
                <text:p text:style-name="P17"><text:span text:style-name="T23">Valeurs conseillées de batch_size entre 5 et 30 (d’après RedHat)</text:span></text:p>
              </text:list-item>
              <text:list-item>
                <text:p text:style-name="P17"><text:span text:style-name="T23">Le mieux est de tester empiriquement</text:span></text:p>
              </text:list-item>
              <text:list-item>
                <text:p text:style-name="P17"><text:span text:style-name="T23">Vérification de la mise en oeuvre avec les outils de log des requêtes P6Spy ou DataSourceProxy</text:span></text:p>
              </text:list-item>
              <text:list-item>
                <text:p text:style-name="P18"><text:span text:style-name="T24">Ex (log DataSourceProxy) :</text:span><text:span text:style-name="T25"> </text:span></text:p>
                <text:p text:style-name="P18"><text:span text:style-name="T26">Name:dataSource, Connection:37, Time:1, Success:True</text:span></text:p>
              </text:list-item>
            </text:list>
            <text:p text:style-name="P21"><text:span text:style-name="T26"><text:s text:c="4"/></text:span><text:span text:style-name="T26">Type:Prepared, </text:span><text:span text:style-name="T27">Batch:True</text:span><text:span text:style-name="T26">, QuerySize:1, BatchSize:20</text:span></text:p>
            <text:p text:style-name="P21"><text:span text:style-name="T26"><text:s text:c="4"/></text:span><text:span text:style-name="T26">Query:["insert into indice_annuel (derniere_maj,sous_classe_id, valeur, year, id) values (?, ?, ?, ?, ?)"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6">Pour les insertions, on peut coupler le batching avec un paramètre Postgres de réécriture des requêtes</text:span></text:p>
              </text:list-item>
              <text:list-item>
                <text:p text:style-name="P16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6"><text:span text:style-name="T28">insert into declaration(date, entreprise_id, montant, id) values(‘01/01/2021’, 12, 246, 123)</text:span></text:p>
                        <text:p text:style-name="P16"><text:span text:style-name="T29">insert into declaration(date, entreprise_id, montant, id) values</text:span><text:span text:style-name="T28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30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5"><text:span text:style-name="T29">insert into declaration(date, entreprise_id, montant, id) values </text:span></text:p>
                        <text:p text:style-name="P25"><text:span text:style-name="T29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Activable via la chaîne de connexion à la BDD côté client</text:span></text:p>
              </text:list-item>
              <text:list-item>
                <text:p text:style-name="P17"><text:span text:style-name="T17">Ajout à l’url de connexion de :</text:span></text:p>
                <text:p text:style-name="P18"><text:span text:style-name="T31"><text:s text:c="9"/></text:span><text:span text:style-name="T31">reWriteBatchedInserts=</text:span><text:span text:style-name="T32">true</text:span></text:p>
              </text:list-item>
              <text:list-item>
                <text:p text:style-name="P18"><text:span text:style-name="T17">Ex : </text:span><text:span text:style-name="T33">jdbc:postgresql://localhost:5432/di_pg_hib5_locale?reWriteBatchedInserts=true</text:span></text:p>
              </text:list-item>
              <text:list-item>
                <text:p text:style-name="P17"><text:span text:style-name="T16">Gain potentiel jusqu’à 25 % </text:span><text:span text:style-name="T34">après les précédentes configurations selon traitements</text:span></text:p>
                <text:p text:style-name="P16"><text:span text:style-name="T3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a property :</text:span></text:p>
              </text:list-item>
            </text:list>
            <text:p text:style-name="P8"><text:span text:style-name="T35"><text:s text:c="13"/></text:span><text:span text:style-name="T36">spring.jpa.properties.hibernate.jdbc.fetch_size</text:span><text:span text:style-name="T9">=</text:span><text:span text:style-name="T37">50</text:span><text:span text:style-name="T21"> </text:span></text:p>
            <text:list text:continue-numbering="true" text:style-name="L4">
              <text:list-item>
                <text:p text:style-name="P17"><text:span text:style-name="T23">Utilisé en cas de récupération de Resultset volumineux</text:span></text:p>
              </text:list-item>
              <text:list-item>
                <text:p text:style-name="P17"><text:span text:style-name="T23">Ne marche que si on utilise des curseurs :</text:span></text:p>
                <text:list>
                  <text:list-item>
                    <text:p text:style-name="P16"><text:span text:style-name="T23">Méthode scroll pour Hibernate</text:span></text:p>
                  </text:list-item>
                  <text:list-item>
                    <text:p text:style-name="P16"><text:span text:style-name="T23">getResultStream pour l’entityManager (JPA)</text:span></text:p>
                  </text:list-item>
                  <text:list-item>
                    <text:p text:style-name="P16"><text:span text:style-name="T23">Utilisation des Stream pour Spring-Data</text:span></text:p>
                  </text:list-item>
                </text:list>
              </text:list-item>
              <text:list-item>
                <text:p text:style-name="P17"><text:span text:style-name="T23">Plus d’info dans la partie « Spring-Data »</text:span></text:p>
              </text:list-item>
              <text:list-item>
                <text:p text:style-name="P17"><text:span text:style-name="T15">A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7"><text:span text:style-name="T23">Si fetch_size = 0 ou pas spécifié </text:span></text:p>
                <text:p text:style-name="P17"><text:span text:style-name="T23">→ </text:span><text:span text:style-name="T23">ResultSet envoyé en une fois</text:span></text:p>
              </text:list-item>
              <text:list-item>
                <text:p text:style-name="P17"><text:span text:style-name="T23">Peut conduire problème de lenteur ou pire : </text:span><text:span text:style-name="T15">OutOfMemory</text:span></text:p>
              </text:list-item>
              <text:list-item>
                <text:p text:style-name="P17"><text:span text:style-name="T23">Si fetch_site ≠ 0 et utilisation d’un curseur : la récupération se fait par « paquets »</text:span></text:p>
              </text:list-item>
              <text:list-item>
                <text:p text:style-name="P17"><text:span text:style-name="T23">La valeur spécifie le nombre de lignes remontées à chaque appel</text:span></text:p>
              </text:list-item>
              <text:list-item>
                <text:p text:style-name="P17"><text:span text:style-name="T23">Plus d’info dans la partie Spring-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En général on laisse à Hibernate le soin de gérer les identifiants :</text:span></text:p>
                <text:list>
                  <text:list-header>
                    <text:p text:style-name="P16"><text:span text:style-name="T38">@Id</text:span></text:p>
                  </text:list-header>
                </text:list>
                <text:p text:style-name="P18"><text:span text:style-name="T38"><text:s text:c="2"/></text:span><text:span text:style-name="T38">@GeneratedValue</text:span></text:p>
                <text:p text:style-name="P18"><text:span text:style-name="T39"><text:s text:c="2"/></text:span><text:span text:style-name="T39">private</text:span><text:span text:style-name="T40"> </text:span><text:span text:style-name="T39">int</text:span><text:span text:style-name="T40"> </text:span><text:span text:style-name="T41">id</text:span><text:span text:style-name="T42">;</text:span></text:p>
              </text:list-item>
              <text:list-item>
                <text:p text:style-name="P16"><text:span text:style-name="T23">Par défaut Hibernate avec Postgres créé une séquence</text:span></text:p>
              </text:list-item>
              <text:list-item>
                <text:p text:style-name="P16"><text:span text:style-name="T23">Appel de la séquence à chaque insertion pour attribuer un nouvel identifiant :</text:span></text:p>
                <text:p text:style-name="P18"><text:span text:style-name="T43"><text:s text:c="11"/></text:span><text:span text:style-name="T43">Hibernate: call next value for hibernate_sequence</text:span></text:p>
              </text:list-item>
              <text:list-item>
                <text:p text:style-name="P16"><text:span text:style-name="T23">Batch d’insertion ⇒ Nombreux allers-retours avec la BDD !</text:span></text:p>
              </text:list-item>
              <text:list-item>
                <text:p text:style-name="P16"><text:span text:style-name="T23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Solution : Spécifier le recours aux séquences et le paramètre allocationSize :</text:span></text:p>
                <text:p text:style-name="P18"><text:span text:style-name="T44">@GeneratedValue</text:span><text:span text:style-name="T45">(</text:span><text:span text:style-name="T46">strategy</text:span><text:span text:style-name="T47"> </text:span><text:span text:style-name="T48">=</text:span><text:span text:style-name="T47"> </text:span><text:span text:style-name="T49">GenerationType</text:span><text:span text:style-name="T48">.</text:span><text:span text:style-name="T50">SEQUENCE</text:span><text:span text:style-name="T48">,</text:span><text:span text:style-name="T47"> </text:span><text:span text:style-name="T46">generator</text:span><text:span text:style-name="T47"> </text:span><text:span text:style-name="T48">=</text:span><text:span text:style-name="T47"> </text:span><text:span text:style-name="T51">"hib_seq"</text:span><text:span text:style-name="T45">)</text:span></text:p>
                <text:p text:style-name="P18"><text:span text:style-name="T44">@SequenceGenerator</text:span><text:span text:style-name="T45">(</text:span><text:span text:style-name="T46">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46">sequence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52">allocationSize</text:span><text:span text:style-name="T53"> </text:span><text:span text:style-name="T54">=</text:span><text:span text:style-name="T53"> </text:span><text:span text:style-name="T55">50</text:span><text:span text:style-name="T45">)</text:span></text:p>
              </text:list-item>
              <text:list-item>
                <text:p text:style-name="P18"><text:span text:style-name="T17">U</text:span><text:span text:style-name="T23">tilisation d’un algorithme : 1 appel permet de générer plusieurs identifiants</text:span></text:p>
              </text:list-item>
              <text:list-item>
                <text:p text:style-name="P16"><text:span text:style-name="T23">Division du nombre d’appels par la taille spécifiée (ici 100)</text:span></text:p>
              </text:list-item>
              <text:list-item>
                <text:p text:style-name="P16"><text:span text:style-name="T23">Un algorithme « Hi/Lo » adapté permet la génération d’identifiant en série</text:span></text:p>
              </text:list-item>
              <text:list-item>
                <text:p text:style-name="P16"><text:span text:style-name="T23">Un système « en dehors » de l’application peut utiliser la séquence pour attribuer des identifiant</text:span></text:p>
              </text:list-item>
              <text:list-item>
                <text:p text:style-name="P16"><text:span text:style-name="T56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Algorithme Hi/Lo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7"><text:span text:style-name="T57">Réaliser les différentes optimisations listées ci-dessous. A</text:span><text:span text:style-name="T5"> chaque modif, constater les modifications dans le fonctionnement d’Hibernate avec les outils appropriés, en lançant le test </text:span><text:span text:style-name="T58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5">Réorg des requêtes (show_sql)</text:span></text:p>
                          </text:list-item>
                          <text:list-item>
                            <text:p text:style-name="P16"><text:span text:style-name="T5">Rafraîchissement EntityManager (point d’arrêt debug)</text:span></text:p>
                          </text:list-item>
                          <text:list-item>
                            <text:p text:style-name="P16"><text:span text:style-name="T5">Batching des requêtes (datasourceproxy ou p6spy)</text:span></text:p>
                          </text:list-item>
                          <text:list-item>
                            <text:p text:style-name="P26"><text:span text:style-name="T5">Réécriture des inserts (activation des log Postgres)</text:span></text:p>
                          </text:list-item>
                          <text:list-item>
                            <text:p text:style-name="P26"><text:span text:style-name="T5">Fetching des resultset (invisible car pas de curseur)</text:span></text:p>
                          </text:list-item>
                          <text:list-item>
                            <text:p text:style-name="P16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Relancer le batch. Constater l’évolution des performances.</text:span></text:p>
              </text:list-item>
              <text:list-item>
                <text:p text:style-name="P16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pring-Data est une surcouche d’Hibernate</text:span></text:p>
              </text:list-item>
              <text:list-item>
                <text:p text:style-name="P9"><text:span text:style-name="T4">Appartient à la galaxie Spring</text:span></text:p>
              </text:list-item>
              <text:list-item>
                <text:p text:style-name="P9"><text:span text:style-name="T4">Utilisé aujourd’hui par les projets récents</text:span></text:p>
              </text:list-item>
              <text:list-item>
                <text:p text:style-name="P9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9"><text:span text:style-name="T4">Activation très simple :</text:span></text:p>
                <text:list>
                  <text:list-item>
                    <text:list>
                      <text:list-item>
                        <text:p text:style-name="P16"><text:span text:style-name="T4">Ajout de la dépendance Maven</text:span></text:p>
                      </text:list-item>
                      <text:list-item>
                        <text:p text:style-name="P16"><text:span text:style-name="T4">Annotation </text:span><text:span text:style-name="T59">@EnableJpaRepositories(</text:span><text:span text:style-name="T60">basePackages</text:span><text:span text:style-name="T61"> </text:span><text:span text:style-name="T62">=</text:span><text:span text:style-name="T59"> <text:s text:c="5"/></text:span><text:span text:style-name="T59"><text:tab/></text:span><text:span text:style-name="T59"><text:tab/></text:span><text:span text:style-name="T59"><text:tab/></text:span><text:span text:style-name="T59"> <text:s text:c="51"/></text:span><text:span text:style-name="T63">"foo.bar.repository"</text:span><text:span text:style-name="T59">)</text:span></text:p>
                      </text:list-item>
                      <text:list-item>
                        <text:p text:style-name="P25"><text:span text:style-name="T64">Ou en cas de config XML (projet plus ancien):</text:span></text:p>
                        <text:p text:style-name="P25"><text:span text:style-name="T65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4">Principe : Déclaration d’interfaces sans implémentation</text:span></text:p>
              </text:list-item>
              <text:list-item>
                <text:p text:style-name="P9"><text:span text:style-name="T64">Spring-Data se chargera de déduire et réaliser l’implémentation</text:span></text:p>
              </text:list-item>
              <text:list-item>
                <text:p text:style-name="P9"><text:span text:style-name="T64">Beaucoup de développements DAO non-métiers et répétitifs sont ainsi pris en charge</text:span></text:p>
              </text:list-item>
              <text:list-item>
                <text:p text:style-name="P9"><text:span text:style-name="T64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27" draw:layer="layout" svg:width="25.199cm" svg:height="12.179cm" svg:x="1.4cm" svg:y="4.914cm" presentation:class="outline" presentation:user-transformed="true">
          <draw:text-box>
            <text:p text:style-name="P21"><text:span text:style-name="T66"/></text:p>
            <text:p text:style-name="P21"><text:span text:style-name="T66"/></text:p>
            <text:p text:style-name="P21"><text:span text:style-name="T66">public</text:span><text:span text:style-name="T67"> </text:span><text:span text:style-name="T66">interface</text:span><text:span text:style-name="T67"> </text:span><text:span text:style-name="T68">DeclarationRepository</text:span><text:span text:style-name="T67"> </text:span></text:p>
            <text:p text:style-name="P21"><text:span text:style-name="T66"/></text:p>
            <text:p text:style-name="P21"><text:span text:style-name="T66"><text:s text:c="5"/></text:span><text:span text:style-name="T66">extends</text:span><text:span text:style-name="T67"> </text:span><text:span text:style-name="T68">JpaRepository</text:span><text:span text:style-name="T69">&lt;</text:span><text:span text:style-name="T70">Declaration</text:span><text:span text:style-name="T69">,</text:span><text:span text:style-name="T67"> </text:span><text:span text:style-name="T70">Integer</text:span><text:span text:style-name="T69">&gt;</text:span><text:span text:style-name="T71">{}</text:span></text:p>
            <text:p text:style-name="P21"><text:span text:style-name="T71"/></text:p>
          </draw:text-box>
        </draw:frame>
        <draw:line draw:style-name="gr6" draw:text-style-name="P28" draw:layer="layout" svg:x1="6.6cm" svg:y1="5.8cm" svg:x2="6.6cm" svg:y2="7.8cm">
          <text:p/>
        </draw:line>
        <draw:frame draw:style-name="gr7" draw:text-style-name="P30" draw:layer="layout" svg:width="10cm" svg:height="3.095cm" svg:x="2cm" svg:y="2.7cm">
          <draw:text-box>
            <text:p text:style-name="P29">Déclaration d’une interface</text:p>
            <text:p text:style-name="P29">Pas d’implémentation à réaliser</text:p>
            <text:p text:style-name="P29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30" draw:layer="layout" svg:width="9.2cm" svg:height="2.384cm" svg:x="1.4cm" svg:y="14.8cm">
          <draw:text-box>
            <text:p text:style-name="P29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30" draw:layer="layout" svg:width="7.4cm" svg:height="2.384cm" svg:x="13.4cm" svg:y="15cm">
          <draw:text-box>
            <text:p text:style-name="P29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30" draw:layer="layout" svg:width="4cm" svg:height="2.384cm" svg:x="22cm" svg:y="15cm">
          <draw:text-box>
            <text:p text:style-name="P29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9"><text:span text:style-name="T64">Spring-Data scanne le code et crée l’implémentation au démarrage du serveur</text:span></text:p>
              </text:list-item>
              <text:list-item>
                <text:p text:style-name="P9"><text:span text:style-name="T64">Accès aux fonctionnalités proposées par l’interface Spring-Data choisie</text:span></text:p>
              </text:list-item>
              <text:list-item>
                <text:p text:style-name="P9"><text:span text:style-name="T64">Exemple pour JpaRepository :</text:span></text:p>
                <text:list>
                  <text:list-item>
                    <text:list>
                      <text:list-item>
                        <text:p text:style-name="P16"><text:span text:style-name="T64">findAll()</text:span></text:p>
                      </text:list-item>
                      <text:list-item>
                        <text:p text:style-name="P16"><text:span text:style-name="T64">findAll(Sort) (tri selon critère à définir)</text:span></text:p>
                      </text:list-item>
                      <text:list-item>
                        <text:p text:style-name="P16"><text:span text:style-name="T64">delete()</text:span></text:p>
                      </text:list-item>
                      <text:list-item>
                        <text:p text:style-name="P16"><text:span text:style-name="T64">deleteAll(Iterable&lt;Entite&gt;)</text:span></text:p>
                      </text:list-item>
                      <text:list-item>
                        <text:p text:style-name="P16"><text:span text:style-name="T64">getById(ID) (récupération entité par identifiant)</text:span></text:p>
                      </text:list-item>
                      <text:list-item>
                        <text:p text:style-name="P16"><text:span text:style-name="T64">…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Possibilité de déclaration de méthodes dans l’interface implémentée par convention de nommage</text:span></text:p>
              </text:list-item>
              <text:list-item>
                <text:p text:style-name="P9"><text:span text:style-name="T64">Exemple :</text:span></text:p>
              </text:list-item>
            </text:list>
            <text:p text:style-name="P31"><text:span text:style-name="T72">public</text:span><text:span text:style-name="T73"> </text:span><text:span text:style-name="T74">Set</text:span><text:span text:style-name="T75">&lt;</text:span><text:span text:style-name="T76">Declaration</text:span><text:span text:style-name="T75">&gt;</text:span><text:span text:style-name="T73"> </text:span><text:span text:style-name="T77">findByEntreprise</text:span><text:span text:style-name="T75">(</text:span><text:span text:style-name="T78">Entreprise</text:span><text:span text:style-name="T73"> </text:span><text:span text:style-name="T79">entreprise</text:span><text:span text:style-name="T75">)</text:span><text:span text:style-name="T80">;</text:span></text:p>
            <text:list text:continue-numbering="true" text:style-name="L4">
              <text:list-item>
                <text:p text:style-name="P9"><text:span text:style-name="T64">On suppose ici qu’il existe un attribut nommé « entreprise » de type Entreprise dans l’objet Declaration</text:span></text:p>
              </text:list-item>
              <text:list-item>
                <text:p text:style-name="P9"><text:span text:style-name="T64">Spring-Data génèrera l’implémentation d’après le nom de la méthode</text:span></text:p>
              </text:list-item>
              <text:list-item>
                <text:p text:style-name="P9"><text:span text:style-name="T64">Possibilité de réaliser des méthodes plus complexes avec And, Or, Contains, Asc, Desc (tri) etc.</text:span></text:p>
                <text:p text:style-name="P12"><text:span text:style-name="T81">public</text:span><text:span text:style-name="T82"> </text:span><text:span text:style-name="T83">Set</text:span><text:span text:style-name="T35">&lt;</text:span><text:span text:style-name="T84">Declaration</text:span><text:span text:style-name="T35">&gt; </text:span><text:span text:style-name="T85">findByEntrepriseAndDate</text:span><text:span text:style-name="T35">(</text:span><text:span text:style-name="T86">Entreprise</text:span><text:span text:style-name="T82"> </text:span><text:span text:style-name="T87">entreprise</text:span><text:span text:style-name="T88">,</text:span><text:span text:style-name="T82"> </text:span><text:span text:style-name="T86">Date</text:span><text:span text:style-name="T82"> </text:span><text:span text:style-name="T87">date</text:span><text:span text:style-name="T35">);</text:span></text:p>
              </text:list-item>
              <text:list-item>
                <text:p text:style-name="P9"><text:span text:style-name="T64">Nombreuses possibilités dans la doc : </text:span><text:span text:style-name="T89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1"><text:span text:style-name="T9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Le choix du type retour détermine l’implémentation</text:span></text:p>
              </text:list-item>
              <text:list-item>
                <text:p text:style-name="P9"><text:span text:style-name="T64">Pour les collections : Set, List si indexation ou tri, SortedSet etc.</text:span></text:p>
              </text:list-item>
              <text:list-item>
                <text:p text:style-name="P9"><text:span text:style-name="T64">Pour les éléments seuls, possibilité d’utiliser les </text:span><text:span text:style-name="T91">Optional</text:span><text:span text:style-name="T92">&lt;</text:span><text:span text:style-name="T93">Declaration</text:span><text:span text:style-name="T92">&gt;</text:span></text:p>
              </text:list-item>
              <text:list-item>
                <text:p text:style-name="P9"><text:span text:style-name="T94">Permet d’éviter les </text:span><text:span text:style-name="T91">NullPointerException</text:span></text:p>
              </text:list-item>
              <text:list-item>
                <text:p text:style-name="P9"><text:span text:style-name="T94">Possibilité d’utiliser les </text:span><text:span text:style-name="T95">Stream</text:span><text:span text:style-name="T94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9"><text:span text:style-name="T64">Limite des conventions de nommage</text:span></text:p>
              </text:list-item>
              <text:list-item>
                <text:p text:style-name="P9"><text:span text:style-name="T64">En cas de requête plus complexe plusieurs solutions</text:span></text:p>
              </text:list-item>
              <text:list-item>
                <text:p text:style-name="P16"><text:span text:style-name="T64">Utiliser </text:span><text:span text:style-name="T96">@Query :</text:span></text:p>
                <text:list>
                  <text:list-item>
                    <text:list>
                      <text:list-item>
                        <text:p text:style-name="P16"><text:span text:style-name="T64">Requête JPQL directement dans l’interface</text:span></text:p>
                      </text:list-item>
                      <text:list-item>
                        <text:p text:style-name="P16"><text:span text:style-name="T64">Possibilité de définir des paramètres, y compris de type Objet</text:span></text:p>
                      </text:list-item>
                      <text:list-item>
                        <text:p text:style-name="P16"><text:span text:style-name="T64">Mot clef FETCH, LIMIT, etc. (synthaxe JPQL)</text:span></text:p>
                      </text:list-item>
                      <text:list-item>
                        <text:p text:style-name="P16"><text:span text:style-name="T64">Vérification syntaxique au démarrage du serveur</text:span></text:p>
                      </text:list-item>
                      <text:list-item>
                        <text:p text:style-name="P16"><text:span text:style-name="T64">Possibilité de verrous (vu plus loin) avec </text:span><text:span text:style-name="T96">@Lock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Exemple : </text:span><text:span text:style-name="T97">@Query</text:span><text:span text:style-name="T98">(</text:span><text:span text:style-name="T99">"SELECT decl FROM Declaration decl "</text:span></text:p>
                <text:p text:style-name="P32"><text:span text:style-name="T100"><text:s text:c="8"/></text:span><text:span text:style-name="T100">+</text:span><text:span text:style-name="T101"> </text:span><text:span text:style-name="T99">"JOIN FETCH decl.entreprise entreprise "</text:span></text:p>
                <text:p text:style-name="P32"><text:span text:style-name="T100"><text:s text:c="8"/></text:span><text:span text:style-name="T100">+</text:span><text:span text:style-name="T101"> </text:span><text:span text:style-name="T99">"WHERE decl.id = :identifiant"</text:span><text:span text:style-name="T98">)</text:span></text:p>
                <text:p text:style-name="P32"><text:span text:style-name="T102">public</text:span><text:span text:style-name="T101"> </text:span><text:span text:style-name="T103">Optional</text:span><text:span text:style-name="T104">&lt;</text:span><text:span text:style-name="T105">Declaration</text:span><text:span text:style-name="T104">&gt; </text:span><text:span text:style-name="T106">findDeclarationWithEntreprise</text:span><text:span text:style-name="T104">(</text:span><text:span text:style-name="T103">Integer</text:span><text:span text:style-name="T101"> </text:span><text:span text:style-name="T107">identifiant</text:span><text:span text:style-name="T104">);</text:span></text:p>
              </text:list-item>
              <text:list-item>
                <text:p text:style-name="P17"><text:span text:style-name="T64">Permet de récupérer des Déclaration avec l’attribut « entreprise » renseigné</text:span></text:p>
              </text:list-item>
            </text:list>
            <text:p text:style-name="P32"><text:span text:style-name="T1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94">Pour les requêtes renvoyant un gros volume de données</text:span></text:p>
              </text:list-item>
              <text:list-item>
                <text:p text:style-name="P9"><text:span text:style-name="T94">Ex : itération d’un batch ayant en entrée de nombreuses lignes d’une table</text:span></text:p>
              </text:list-item>
              <text:list-item>
                <text:p text:style-name="P9"><text:span text:style-name="T94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6"><text:span text:style-name="T109">→ </text:span><text:span text:style-name="T109">Risque d’</text:span><text:span text:style-name="T110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permet de découper le résultat d’une requête en plusieurs « Page »</text:span></text:p>
              </text:list-item>
              <text:list-item>
                <text:p text:style-name="P9"><text:span text:style-name="T94">Ex : résultats de 0 à 99, puis de 100 à 199 etc.</text:span></text:p>
              </text:list-item>
              <text:list-item>
                <text:p text:style-name="P9"><text:span text:style-name="T94">Spring-Data facilite la pagination avec l’interface </text:span><text:span text:style-name="T111">PagingAndSortingRepository </text:span><text:span text:style-name="T112">dont hérite </text:span><text:span text:style-name="T111">JpaRepository</text:span></text:p>
              </text:list-item>
              <text:list-item>
                <text:p text:style-name="P9"><text:span text:style-name="T94">Possibilité d’ajouter un paramètre </text:span><text:span text:style-name="T111">Pageable</text:span><text:span text:style-name="T113"> </text:span><text:span text:style-name="T94">aux <text:s/>méthodes déclarées</text:span></text:p>
                <text:p text:style-name="P9"><text:span text:style-name="T94">→ </text:span><text:span text:style-name="T94">Spring-Data génèrera une méthode avec pagination</text:span></text:p>
              </text:list-item>
              <text:list-item>
                <text:p text:style-name="P9"><text:span text:style-name="T94">De même possibilité de définir des critères de tri avec </text:span><text:span text:style-name="T91">Sort</text:span><text:span text:style-name="T114">.</text:span><text:span text:style-name="T115">by</text:span><text:span text:style-name="T114">(</text:span><text:span text:style-name="T116">"nom_attribut"</text:span><text:span text:style-name="T114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9"><text:span text:style-name="T94">Exemple :</text:span></text:p>
                <text:list>
                  <text:list-item>
                    <text:list>
                      <text:list-item>
                        <text:p text:style-name="P16"><text:span text:style-name="T117">Déclaration de la méthode :</text:span></text:p>
                        <text:p text:style-name="P16"><text:span text:style-name="T81">public</text:span><text:span text:style-name="T82"> </text:span><text:span text:style-name="T83">Page</text:span><text:span text:style-name="T88">&lt;</text:span><text:span text:style-name="T84">Declaration</text:span><text:span text:style-name="T88">&gt;</text:span><text:span text:style-name="T82"> </text:span><text:span text:style-name="T85">findByEntreprise</text:span><text:span text:style-name="T118">(</text:span><text:span text:style-name="T86">Entreprise</text:span><text:span text:style-name="T82"> </text:span><text:span text:style-name="T87">entreprise</text:span><text:span text:style-name="T118">,</text:span><text:span text:style-name="T82"> </text:span><text:span text:style-name="T83">Pageable</text:span><text:span text:style-name="T82"> </text:span><text:span text:style-name="T87">pageable</text:span><text:span text:style-name="T118">);</text:span><text:span text:style-name="T119"> </text:span></text:p>
                      </text:list-item>
                      <text:list-item>
                        <text:p text:style-name="P19"><text:span text:style-name="T117">Le type Pageable modifie l’implémentation générée</text:span></text:p>
                      </text:list-item>
                      <text:list-item>
                        <text:p text:style-name="P16"><text:span text:style-name="T94">Utilisation :</text:span></text:p>
                      </text:list-item>
                    </text:list>
                  </text:list-item>
                </text:list>
                <text:p text:style-name="P18"><text:span text:style-name="T120">Page</text:span><text:span text:style-name="T121">&lt;</text:span><text:span text:style-name="T122">Declaration</text:span><text:span text:style-name="T121">&gt;</text:span><text:span text:style-name="T123"> </text:span><text:span text:style-name="T124">pageDeclarations</text:span><text:span text:style-name="T123"> </text:span><text:span text:style-name="T121">=</text:span><text:span text:style-name="T123"> </text:span><text:span text:style-name="T125">declarationRepository</text:span><text:span text:style-name="T121">.</text:span><text:span text:style-name="T126">findByEntreprise</text:span><text:span text:style-name="T127">(</text:span><text:span text:style-name="T128">entreprise</text:span><text:span text:style-name="T127">,</text:span></text:p>
                <text:p text:style-name="P18"><text:span text:style-name="T129">PageRequest</text:span><text:span text:style-name="T121">.</text:span><text:span text:style-name="T130">of</text:span><text:span text:style-name="T127">(</text:span><text:span text:style-name="T131">0</text:span><text:span text:style-name="T127">,</text:span><text:span text:style-name="T123"> </text:span><text:span text:style-name="T131">3</text:span><text:span text:style-name="T127">,</text:span><text:span text:style-name="T123"> </text:span><text:span text:style-name="T129">Sort</text:span><text:span text:style-name="T121">.</text:span><text:span text:style-name="T130">by</text:span><text:span text:style-name="T132">(</text:span><text:span text:style-name="T133">"date"</text:span><text:span text:style-name="T127">))); //Récupère la première Page avec 3 éléments, <text:s text:c="47"/>l’argument Sort est optionel</text:span></text:p>
                <text:p text:style-name="P18"><text:span text:style-name="T81">while</text:span><text:span text:style-name="T35"> (</text:span><text:span text:style-name="T134">pageDeclarations</text:span><text:span text:style-name="T88">.</text:span><text:span text:style-name="T135">hasNext()</text:span><text:span text:style-name="T35">) {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OfElements(); </text:span><text:span text:style-name="T118">//Renvoie le nb d’éléments sur cette Pag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(); </text:span><text:span text:style-name="T118">//Renvoie le numéro de Page courant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(); </text:span><text:span text:style-name="T118">//Renvoie un Stream pour parcourir les éléments de la Page</text:span></text:p>
                <text:p text:style-name="P18"><text:span text:style-name="T118"><text:s text:c="4"/></text:span><text:span text:style-name="T134">pageDeclarations </text:span><text:span text:style-name="T35">=</text:span><text:span text:style-name="T134"> pageDeclarations</text:span><text:span text:style-name="T88">.</text:span><text:span text:style-name="T135">nextPageable(); </text:span><text:span text:style-name="T118">//Renvoie la Page suivante</text:span></text:p>
                <text:p text:style-name="P18"><text:span text:style-name="T35">}</text:span></text:p>
              </text:list-item>
              <text:list-item>
                <text:p text:style-name="P9"><text:span text:style-name="T136">Attention !</text:span><text:span text:style-name="T94"> Si utilisation du mot clef FETCH, obligation de redéfinir la requête de comptage sans FETCH :</text:span></text:p>
                <text:p text:style-name="P9"><text:span text:style-name="T137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6"><text:span text:style-name="T1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est utile pour découper le résultat d’une requête</text:span></text:p>
              </text:list-item>
              <text:list-item>
                <text:p text:style-name="P9"><text:span text:style-name="T94">Répond très bien au besoin pour l’affichage de tableau avec pagination</text:span></text:p>
              </text:list-item>
              <text:list-item>
                <text:p text:style-name="P9"><text:span text:style-name="T109">Limite : </text:span><text:span text:style-name="T94">Pas optimal niveau performance car ré-exécution de la requête à chaque Page</text:span></text:p>
              </text:list-item>
              <text:list-item>
                <text:p text:style-name="P9"><text:span text:style-name="T94">2è limite : Problème en cas de modification de la table d’entrée (assez fréquent)</text:span></text:p>
              </text:list-item>
              <text:list-item>
                <text:p text:style-name="P9"><text:span text:style-name="T94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9"><text:span text:style-name="T94">Spring-Batch propose un reader qui met en place la pagination par défaut : </text:span><text:span text:style-name="T144">RepositoryItemReader</text:span></text:p>
              </text:list-item>
              <text:list-item>
                <text:p text:style-name="P9"><text:span text:style-name="T94">Ex :</text:span></text:p>
                <text:p text:style-name="P18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8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8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8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15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8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153">Direction</text:span><text:span text:style-name="T142">.</text:span><text:span text:style-name="T154">ASC</text:span><text:span text:style-name="T138">);</text:span></text:p>
                <text:p text:style-name="P18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</text:list-item>
              <text:list-item>
                <text:p text:style-name="P9"><text:span text:style-name="T94">Obligation de définir un tri</text:span></text:p>
              </text:list-item>
              <text:list-item>
                <text:p text:style-name="P9"><text:span text:style-name="T136">Attention !</text:span><text:span text:style-name="T94"> La taille du chunk doit être un multiple du pageSize</text:span></text:p>
              </text:list-item>
              <text:list-item>
                <text:p text:style-name="P9"><text:span text:style-name="T94">Problème si utilisation du mot clef FETCH :</text:span></text:p>
                <text:list>
                  <text:list-item>
                    <text:list>
                      <text:list-header>
                        <text:p text:style-name="P16"><text:span text:style-name="T155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56">Plus aucun intérêt avec FETCH : la requête est réexécutée à chaque page, le découpage est effectué en mémoire</text:span></text:p>
              </text:list-item>
              <text:list-item>
                <text:p text:style-name="P9"><text:span text:style-name="T156">Solution de contournement en 2 requêtes proposée : </text:span><text:span text:style-name="T157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9"><text:span text:style-name="T156">Conclusion ⇒ Un peu compliqué …</text:span></text:p>
              </text:list-item>
            </text:list>
            <text:p text:style-name="P21"><text:span text:style-name="T158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Curseur de BDD : technologie permettant de renvoyer au fur et à mesure les lignes du ResultSet</text:span></text:p>
              </text:list-item>
              <text:list-item>
                <text:p text:style-name="P9"><text:span text:style-name="T94">Permet de n’exécuter la requête qu’une seule fois</text:span></text:p>
              </text:list-item>
              <text:list-item>
                <text:p text:style-name="P9"><text:span text:style-name="T94">Transmission par paquets (de taille paramétrable) de la BDD au serveur Java</text:span></text:p>
              </text:list-item>
              <text:list-item>
                <text:p text:style-name="P9"><text:span text:style-name="T94">Conserve le résultat de la requête donc modification possible de la table en lecture</text:span></text:p>
              </text:list-item>
              <text:list-item>
                <text:p text:style-name="P9"><text:span text:style-name="T94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59">Ouverture du curseur</text:span></text:p>
                <text:p><text:span text:style-name="T159"/></text:p>
                <text:p><text:span text:style-name="T159"/></text:p>
                <text:p><text:span text:style-name="T159"/></text:p>
                <text:p><text:span text:style-name="T159"/></text:p>
              </text:list-item>
              <text:list-item>
                <text:p><text:span text:style-name="T159">Appel à curseur.fetch() (avec fetch_size = 10)</text:span></text:p>
                <text:p><text:span text:style-name="T159"><text:s text:c="20"/></text:span><text:span text:style-name="T160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3" draw:layer="layout" svg:width="4.4cm" svg:height="1.199cm" svg:x="3cm" svg:y="13.1cm">
          <draw:text-box>
            <text:p text:style-name="P8"><text:span text:style-name="T161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Hibernate utilise normalement la classe</text:span><text:span text:style-name="T94"> : </text:span><text:span text:style-name="T162">ScrollableResults</text:span><text:span text:style-name="T94"> pour créér un curseur, mais c’est une classe « propriétaire »</text:span></text:p>
              </text:list-item>
              <text:list-item>
                <text:p text:style-name="P9"><text:span text:style-name="T94">JPA propose depuis la version 2.2 (2017) la méthode </text:span><text:span text:style-name="T163">getResultStream</text:span><text:span text:style-name="T164">()</text:span><text:span text:style-name="T109"> et <text:s/>Hibernate </text:span><text:span text:style-name="T94">depuis la version 5.2 (2018) implémente l’ouverture d’un curseur</text:span></text:p>
              </text:list-item>
              <text:list-item>
                <text:p><text:span text:style-name="T94">Avec Spring-Data, il suffit de déclarer la méthode comme retournant </text:span><text:span text:style-name="T165">un</text:span><text:span text:style-name="T166"> </text:span><text:span text:style-name="T167">Stream</text:span></text:p>
              </text:list-item>
              <text:list-item>
                <text:p><text:span text:style-name="T94">Ex : </text:span></text:p>
              </text:list-item>
            </text:list>
            <text:p text:style-name="P31"><text:span text:style-name="T66">public</text:span><text:span text:style-name="T67"> </text:span><text:span text:style-name="T68">Stream</text:span><text:span text:style-name="T69">&lt;</text:span><text:span text:style-name="T70">Declaration</text:span><text:span text:style-name="T69">&gt;</text:span><text:span text:style-name="T67"> </text:span><text:span text:style-name="T168">findByEntreprise</text:span><text:span text:style-name="T169">(</text:span><text:span text:style-name="T170">Entreprise</text:span><text:span text:style-name="T67"> </text:span><text:span text:style-name="T171">entreprise</text:span><text:span text:style-name="T169">)</text:span><text:span text:style-name="T69">;</text:span></text:p>
            <text:list text:continue-numbering="true" text:style-name="L4">
              <text:list-item>
                <text:p><text:span text:style-name="T172">Attention ! </text:span><text:span text:style-name="T94">Paramétrage nécessaire de la taille des paquets renvoyés (cf partie 1) :</text:span></text:p>
              </text:list-item>
            </text:list>
            <text:p text:style-name="P34"><text:span text:style-name="T31">spring.jpa.properties.hibernate.jdbc.fetch_size=100</text:span></text:p>
            <text:list text:continue-numbering="true" text:style-name="L4">
              <text:list-item>
                <text:p text:style-name="P15"><text:span text:style-name="T94">Valeur par défaut null → un seul paquet renvoyé, plus aucun intérêt</text:span></text:p>
              </text:list-item>
              <text:list-item>
                <text:p><text:span text:style-name="T94">Valeur à ajuster empiriquement en partant de 100 par palier de 100 par ex</text:span></text:p>
              </text:list-item>
              <text:list-item>
                <text:p text:style-name="P15"><text:span text:style-name="T172">Attention ! </text:span><text:span text:style-name="T94">Utiliser le Stream en mode flux. Ex : stream.iterator() → déclenche une récupération de tout le Resultset… Dommage ! (cf formation Java 8)</text:span></text:p>
              </text:list-item>
            </text:list>
            <text:p text:style-name="P21"><text:span text:style-name="T173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 : <text:span text:style-name="T174">Intégration avec Spring-Batch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Pas de problème en mode Tasklet si on reste bien en mode flux</text:span></text:p>
              </text:list-item>
              <text:list-item>
                <text:p text:style-name="P9"><text:span text:style-name="T94">Problème d’intégration en mode Chunk : l’interface </text:span><text:span text:style-name="T175">ItemReader</text:span><text:span text:style-name="T176"> </text:span><text:span text:style-name="T94">n’est pas conçue pour accueillir un </text:span><text:span text:style-name="T175">Stream</text:span><text:span text:style-name="T94"> <text:s/>en entrée</text:span></text:p>
              </text:list-item>
              <text:list-item>
                <text:p text:style-name="P9"><text:span text:style-name="T94">Il existe un </text:span><text:span text:style-name="T170">JpaCursorItemReader</text:span><text:span text:style-name="T177"> </text:span><text:span text:style-name="T94">mais il appelle la méthode </text:span><text:span text:style-name="T178">iterator</text:span><text:span text:style-name="T164">()</text:span><text:span text:style-name="T94"> sur le Stream ce qui est une opération terminale</text:span></text:p>
              </text:list-item>
              <text:list-item>
                <text:p text:style-name="P9"><text:span text:style-name="T94">Possibilité d’utiliser un </text:span><text:span text:style-name="T144">HibernateCursorItemReader</text:span><text:span text:style-name="T94"> mais classe propriétaire d’Hibernate en arriêre plan, et classes utilisées <text:s/>deprecated depuis la version 5 de Spring-Batch</text:span></text:p>
              </text:list-item>
              <text:list-item>
                <text:p text:style-name="P9"><text:span text:style-name="T94">Proposition d’une classe utilitaire </text:span><text:span text:style-name="T103">ChunkingStreamTasklet</text:span></text:p>
              </text:list-item>
              <text:list-item>
                <text:p><text:span text:style-name="T94">2 choix pour gérer les transactions</text:span></text:p>
              </text:list-item>
              <text:list-item>
                <text:p><text:span text:style-name="T94">A modifier pour intégrer la parallélisation</text:span></text:p>
              </text:list-item>
              <text:list-item>
                <text:p><text:span text:style-name="T136">Attention !</text:span><text:span text:style-name="T94"> Aucune maintenance garantie <text:s/>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><text:span text:style-name="T5"/></text:p>
              </text:list-header>
              <text:list-item>
                <text:p text:style-name="P17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6"><text:span text:style-name="T5">Créer l’interface EntrepriseRepository</text:span></text:p>
                      </text:list-item>
                      <text:list-item>
                        <text:p text:style-name="P16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6"><text:span text:style-name="T57">Modifier la classe de test </text:span><text:span text:style-name="T58">TP2RepositoryExo1Test </text:span><text:span text:style-name="T179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6"><text:span text:style-name="T5">Créer une méthode </text:span><text:span text:style-name="T180">findByEntrepriseWithAllEntreprises</text:span><text:span text:style-name="T5"> dans la classe </text:span><text:span text:style-name="T181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6"><text:span text:style-name="T5">Modifier </text:span><text:span text:style-name="T58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6"><text:span text:style-name="T5">Charger le dump situé dans le répertoire « </text:span><text:span text:style-name="T182">dump » </text:span><text:span text:style-name="T183">à la racine</text:span></text:p>
                      </text:list-item>
                      <text:list-item>
                        <text:p text:style-name="P16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6"><text:span text:style-name="T57">Dans la classe DeclarationRepository, écrire la requête </text:span><text:span text:style-name="T180">findAllDeclarationWithEntrepriseWithSousClasse</text:span><text:span text:style-name="T57"> permettant de récupérer toutes les déclarations avec leurs entreprises et leur secteurs instanciés</text:span></text:p>
                      </text:list-item>
                      <text:list-item>
                        <text:p text:style-name="P16"><text:span text:style-name="T57">Tester avec </text:span><text:span text:style-name="T184">TP2RepositoryExo3Test</text:span></text:p>
                      </text:list-item>
                      <text:list-item>
                        <text:p text:style-name="P16"><text:span text:style-name="T57">Observer la méthode de comptage des requêtes dans le test</text:span></text:p>
                      </text:list-item>
                      <text:list-item>
                        <text:p text:style-name="P16"><text:span text:style-name="T57">Tester le batch avec </text:span><text:span text:style-name="T185">RedressementMontantDeclarationBatchTest</text:span></text:p>
                      </text:list-item>
                      <text:list-item>
                        <text:p text:style-name="P16"><text:span text:style-name="T57">Lancer le batch RedressementMontantDeclarationJob </text:span></text:p>
                      </text:list-item>
                      <text:list-item>
                        <text:p text:style-name="P16"><text:span text:style-name="T5">Noter le temps d’exécution de la requête</text:span></text:p>
                      </text:list-item>
                      <text:list-item>
                        <text:p text:style-name="P16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4 : Utiliser les Stream</text:span></text:p>
                <text:list>
                  <text:list-item>
                    <text:list>
                      <text:list-item>
                        <text:p text:style-name="P16"><text:span text:style-name="T57">Recopier la requête écrite à l’exercice 3 pour la méthode </text:span><text:span text:style-name="T180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6"><text:span text:style-name="T5">Tester la méthode avec </text:span><text:span text:style-name="T58">TP2RepositoryExo4Test</text:span></text:p>
                      </text:list-item>
                      <text:list-item>
                        <text:p text:style-name="P25"><text:span text:style-name="T57">Tester le batch avec </text:span><text:span text:style-name="T185">RedressementMontantDeclarationBatchStreamTest</text:span></text:p>
                      </text:list-item>
                      <text:list-item>
                        <text:p text:style-name="P16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6"><text:span text:style-name="T5">Noter la différence de temps d’exécution de la requête</text:span></text:p>
                      </text:list-item>
                      <text:list-item>
                        <text:p text:style-name="P16"><text:span text:style-name="T57">Essayer de comprendre le fonctionnement de </text:span><text:span text:style-name="T58">ChunkingStreamTasklet </text:span><text:span text:style-name="T57">et sa mise en œuvre dans </text:span><text:span text:style-name="T5"><text:s/></text:span><text:span text:style-name="T58">RedressementMontantDeclarationConfig </text:span></text:p>
                      </text:list-item>
                      <text:list-item>
                        <text:p text:style-name="P16"><text:span text:style-name="T57">Tester le résultat du paramètre </text:span><text:span text:style-name="T186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7">Point sur </text:span><text:span text:style-name="T187">@DynamicUpdate</text:span><text:span text:style-name="T5">, </text:span><text:span text:style-name="T187">@DynamicInsert</text:span><text:span text:style-name="T57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Le cache de second niveau</text:span></text:p>
                <text:p text:style-name="P12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Formation de base : on a vu le cache de 1</text:span><text:span text:style-name="T188">er</text:span><text:span text:style-name="T94"> niveau</text:span></text:p>
              </text:list-item>
              <text:list-item>
                <text:p text:style-name="P9"><text:span text:style-name="T94">Cache en vie pendant la durée de la transaction</text:span></text:p>
              </text:list-item>
              <text:list-item>
                <text:p text:style-name="P9"><text:span text:style-name="T109">Cache 1</text:span><text:span text:style-name="T189">er</text:span><text:span text:style-name="T109"> niveau c</text:span><text:span text:style-name="T94">ontenu dans l’objet </text:span><text:span text:style-name="T175">EntityManager</text:span></text:p>
              </text:list-item>
              <text:list-item>
                <text:p text:style-name="P9"><text:span text:style-name="T190">Le cache dit de 2</text:span><text:span text:style-name="T189">nd</text:span><text:span text:style-name="T191"> niveau persiste au-delà de la transaction</text:span></text:p>
              </text:list-item>
              <text:list-item>
                <text:p text:style-name="P9"><text:span text:style-name="T191">Cache 2</text:span><text:span text:style-name="T192">nd</text:span><text:span text:style-name="T191"> niveau contenu dans l’objet </text:span><text:span text:style-name="T193">EntityManagerFactory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Stockage dans une zone mémoire de la JVM d’objets annoté </text:span><text:span text:style-name="T97">@Entity</text:span><text:span text:style-name="T94"> (ou en héritant) </text:span></text:p>
              </text:list-item>
              <text:list-item>
                <text:p text:style-name="P9"><text:span text:style-name="T94">Par défaut le cache reste en vie tant que le serveur n’est pas arrêté</text:span></text:p>
              </text:list-item>
              <text:list-item>
                <text:p text:style-name="P9"><text:span text:style-name="T94">Définition via annotation des entités et des associations qui seront mises en cache</text:span></text:p>
              </text:list-item>
              <text:list-item>
                <text:p text:style-name="P9"><text:span text:style-name="T94">Requiert l’utilisation d’un gestionnaire de cache extérieur à Hibernate (souvent EhCache)</text:span></text:p>
              </text:list-item>
              <text:list-item>
                <text:p text:style-name="P9"><text:span text:style-name="T94">Définition de la durée de vie des objets mis en cache par le gestionnaire, via fichier de conf XML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Les données mises en cache doivent respecter certaines caractéristiques :</text:span></text:p>
                <text:list>
                  <text:list-item>
                    <text:p text:style-name="P16"><text:span text:style-name="T94">Des données peu ou jamais modifiées</text:span></text:p>
                  </text:list-item>
                  <text:list-item>
                    <text:p text:style-name="P16"><text:span text:style-name="T94">Des données non-critiques (kesako?)</text:span></text:p>
                  </text:list-item>
                  <text:list-item>
                    <text:p text:style-name="P16"><text:span text:style-name="T94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6"><text:span text:style-name="T94">On parle de « données de référence »</text:span></text:p>
              </text:list-item>
              <text:list-item>
                <text:p text:style-name="P16"><text:span text:style-name="T94">A l’Insee, on est limité à des données </text:span><text:span text:style-name="T194">jamais</text:span><text:span text:style-name="T94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A l’Insee, les applications sont installées sur 3 « couloirs »</text:span></text:p>
              </text:list-item>
              <text:list-item>
                <text:p text:style-name="P9"><text:span text:style-name="T94">Réplication de l’application sur 3 serveurs Tomcat avec répartition de la charge</text:span></text:p>
              </text:list-item>
              <text:list-item>
                <text:p text:style-name="P9"><text:span text:style-name="T94">Pas de solution de « cache partagée » par ces 3 couloirs mise en œuvre aujourd’hui</text:span></text:p>
              </text:list-item>
              <text:list-item>
                <text:p text:style-name="P9"><text:span text:style-name="T94">Une modification d’une données en cache sur 1 serveur ne sera donc pas connue par les autres</text:span></text:p>
              </text:list-item>
              <text:list-item>
                <text:p text:style-name="P9"><text:span text:style-name="T94">⇒ <text:s/></text:span><text:span text:style-name="T94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config XML</text:span></text:p>
              </text:list-item>
            </text:list>
            <text:p text:style-name="P21"><text:span text:style-name="T198"><text:s text:c="12"/></text:span><text:span text:style-name="T199">&lt;</text:span><text:span text:style-name="T200">property</text:span><text:span text:style-name="T201"> </text:span><text:span text:style-name="T202">name</text:span><text:span text:style-name="T203">=</text:span><text:span text:style-name="T204">"hibernate.cache.region.factory_class"</text:span><text:span text:style-name="T201"> </text:span><text:span text:style-name="T202">value</text:span><text:span text:style-name="T203">=</text:span><text:span text:style-name="T204">"ehcache"</text:span><text:span text:style-name="T195">/&gt;</text:span></text:p>
            <text:list text:continue-numbering="true" text:style-name="L4">
              <text:list-item>
                <text:p text:style-name="P9"><text:span text:style-name="T94">En mode Spring-Boot</text:span></text:p>
                <text:list>
                  <text:list-item>
                    <text:list>
                      <text:list-header>
                        <text:p text:style-name="P16"><text:span text:style-name="T205">spring.jpa.properties.hibernate.cache.region.factory_class=</text:span><text:span text:style-name="T206">eh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Config sur le tag : « EhCache 2 »</text:span></text:p>
                <text:list>
                  <text:list-item>
                    <text:list>
                      <text:list-header>
                        <text:p text:style-name="P16"><text:span text:style-name="T20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mplémentation JSR 107 aka JCache</text:span></text:p>
              </text:list-item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j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ehcach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(format Spring Boot, sinon cf diapo prec)</text:span></text:p>
                <text:p text:style-name="P9"><text:span text:style-name="T208">spring.jpa.properties.hibernate.cache.region.factory_class=</text:span><text:span text:style-name="T209">jcache</text:span></text:p>
                <text:p text:style-name="P18"><text:span text:style-name="T210">spring.jpa.properties.hibernate.javax.cache.provider=</text:span><text:span text:style-name="T211">org.ehcache.jsr107.EhcacheCachingProvider</text:span></text:p>
                <text:p text:style-name="P18"><text:span text:style-name="T210">spring.jpa.properties.hibernate.javax.cache.uri=</text:span><text:span text:style-name="T211">ehcache.xml</text:span></text:p>
                <text:list>
                  <text:list-item>
                    <text:list>
                      <text:list-header>
                        <text:p text:style-name="P16"><text:span text:style-name="T206"/></text:p>
                      </text:list-header>
                    </text:list>
                  </text:list-item>
                </text:list>
                <text:p text:style-name="P18"><text:span text:style-name="T212"/></text:p>
                <text:list>
                  <text:list-item>
                    <text:list>
                      <text:list-header>
                        <text:p text:style-name="P16"><text:span text:style-name="T213"/></text:p>
                      </text:list-header>
                    </text:list>
                  </text:list-item>
                </text:list>
              </text:list-item>
            </text:list>
            <text:p text:style-name="P35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Mise en place 2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itionnement des paramètres Spring- Boot/Jpa</text:span></text:p>
                <text:p text:style-name="P18"><text:span text:style-name="T205">spring.jpa.properties.javax.persistence.sharedCache.mode=</text:span><text:span text:style-name="T206">ENABLE_SELECTIVE</text:span></text:p>
                <text:p text:style-name="P18"><text:span text:style-name="T205">spring.jpa.properties.hibernate.cache.use_second_level_cache=</text:span><text:span text:style-name="T206">true</text:span></text:p>
                <text:p text:style-name="P18"><text:span text:style-name="T205">spring.jpa.properties.hibernate.cache.use_query_cache=</text:span><text:span text:style-name="T206">true</text:span></text:p>
              </text:list-item>
              <text:list-item>
                <text:p text:style-name="P9"><text:span text:style-name="T109">Création d’un fichier ehcache.xml dans </text:span><text:span text:style-name="T215">src/main/resources</text:span></text:p>
              </text:list-item>
              <text:list-item>
                <text:p text:style-name="P9"><text:span text:style-name="T109">Plusieurs schéma XML pour ehcache selon la version utilisée</text:span></text:p>
              </text:list-item>
              <text:list-item>
                <text:p text:style-name="P9"><text:span text:style-name="T109">Dans la suite Ehcache 3 avec hibernate ≥ 5.3</text:span></text:p>
              </text:list-item>
            </text:list>
            <text:p text:style-name="P21"><text:span text:style-name="T20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Utilisation des annotations Hibernate + Jcache conseillée</text:span></text:p>
              </text:list-item>
              <text:list-item>
                <text:p text:style-name="P9"><text:span text:style-name="T109">On définit classe par classe les entités à mettre en cache :</text:span></text:p>
                <text:p text:style-name="P18"><text:span text:style-name="T216">@Entity</text:span></text:p>
                <text:p text:style-name="P18"><text:span text:style-name="T216">@Cacheable</text:span></text:p>
                <text:p text:style-name="P18"><text:span text:style-name="T217">@</text:span><text:span text:style-name="T218">org.hibernate.annotations.</text:span><text:span text:style-name="T217">Cache</text:span><text:span text:style-name="T219">(</text:span><text:span text:style-name="T220">region</text:span><text:span text:style-name="T221"> </text:span><text:span text:style-name="T222">=</text:span><text:span text:style-name="T221"> </text:span><text:span text:style-name="T223">"pays"</text:span><text:span text:style-name="T222">,</text:span><text:span text:style-name="T221"> </text:span><text:span text:style-name="T220">usage</text:span><text:span text:style-name="T221"> </text:span><text:span text:style-name="T222">=</text:span><text:span text:style-name="T221"> </text:span><text:span text:style-name="T153">CacheConcurrencyStrategy</text:span><text:span text:style-name="T222">.</text:span><text:span text:style-name="T154">READ_ONLY</text:span><text:span text:style-name="T219">)</text:span></text:p>
                <text:p text:style-name="P18"><text:span text:style-name="T224">public</text:span><text:span text:style-name="T221"> </text:span><text:span text:style-name="T224">class</text:span><text:span text:style-name="T221"> </text:span><text:span text:style-name="T225">Pays</text:span><text:span text:style-name="T221"> {…</text:span><text:span text:style-name="T218">}</text:span></text:p>
              </text:list-item>
              <text:list-item>
                <text:p text:style-name="P9"><text:span text:style-name="T109">On spécifie une « région » du cache (ici « pays ») qu’on pourra configurer via XML (cf diapo 63)</text:span></text:p>
              </text:list-item>
            </text:list>
            <text:p text:style-name="P21"><text:span text:style-name="T2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On choisit la stratégie de mise en cache parmi : NONE, READ_ONLY, READ_WRITE…</text:span></text:p>
              </text:list-item>
              <text:list-item>
                <text:p text:style-name="P9"><text:span text:style-name="T109">A l’Insee on est contraint par les 3 couloirs à utiliser la stratégie READ_ONLY</text:span></text:p>
              </text:list-item>
              <text:list-item>
                <text:p text:style-name="P9"><text:span text:style-name="T109">Attention : en cas d’héritage l’annotation doit se positionner seulement sur la classe mère (entité la plus élevée dans la hiérarchie)</text:span></text:p>
              </text:list-item>
              <text:list-item>
                <text:p text:style-name="P9"><text:span text:style-name="T109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Mise en cache des associ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ar défaut tous les attributs de type collection ne sont pas mis en cache</text:span></text:p>
              </text:list-item>
              <text:list-item>
                <text:p text:style-name="P9"><text:span text:style-name="T109">Pour les attributs uniques, de type @***ToOne, seul l’identifiant est conservé, sauf si l’entité est dans le L2C aussi</text:span></text:p>
              </text:list-item>
              <text:list-item>
                <text:p text:style-name="P9"><text:span text:style-name="T109">Pour les attributs multiples de type @***ToMany, on peut spécifier les collections à mettre en cache via annotations Hibernate spécifiques :</text:span></text:p>
              </text:list-item>
            </text:list>
            <text:p text:style-name="P21"><text:span text:style-name="T226">@</text:span><text:span text:style-name="T208">org.hibernate.annotations.</text:span><text:span text:style-name="T226">Cache</text:span><text:span text:style-name="T208">(</text:span><text:span text:style-name="T227">usage</text:span><text:span text:style-name="T82"> </text:span><text:span text:style-name="T88">=</text:span><text:span text:style-name="T82"> </text:span><text:span text:style-name="T228">CacheConcurrencyStrategy</text:span><text:span text:style-name="T88">.</text:span><text:span text:style-name="T229">READ_ONLY, </text:span><text:span text:style-name="T227">region </text:span><text:span text:style-name="T88">= </text:span><text:span text:style-name="T230">"pays_association"</text:span><text:span text:style-name="T208">)</text:span></text:p>
            <text:p text:style-name="P21"><text:span text:style-name="T231">@OneToMany</text:span><text:span text:style-name="T232">(</text:span><text:span text:style-name="T227">mappedBy</text:span><text:span text:style-name="T82"> </text:span><text:span text:style-name="T88">=</text:span><text:span text:style-name="T82"> </text:span><text:span text:style-name="T230">"pays"</text:span><text:span text:style-name="T88">,</text:span><text:span text:style-name="T82"> </text:span><text:span text:style-name="T227">cascade</text:span><text:span text:style-name="T82"> </text:span><text:span text:style-name="T88">=</text:span><text:span text:style-name="T82"> </text:span><text:span text:style-name="T228">CascadeType</text:span><text:span text:style-name="T88">.</text:span><text:span text:style-name="T229">ALL</text:span><text:span text:style-name="T232">)</text:span></text:p>
            <text:p text:style-name="P21"><text:span text:style-name="T81">private</text:span><text:span text:style-name="T82"> </text:span><text:span text:style-name="T83">Set</text:span><text:span text:style-name="T88">&lt;</text:span><text:span text:style-name="T84">Ville</text:span><text:span text:style-name="T88">&gt;</text:span><text:span text:style-name="T82"> </text:span><text:span text:style-name="T233">villes</text:span><text:span text:style-name="T82"> </text:span><text:span text:style-name="T88">=</text:span><text:span text:style-name="T82"> </text:span><text:span text:style-name="T81">new</text:span><text:span text:style-name="T82"> </text:span><text:span text:style-name="T234">HashSet</text:span><text:span text:style-name="T88">&lt;</text:span><text:span text:style-name="T84">Ville</text:span><text:span text:style-name="T88">&gt;</text:span><text:span text:style-name="T235">()</text:span><text:span text:style-name="T88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est sur le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ur s’assurer qu’une instance d’entité est bien contenue dans le cache, on passe par l’EntityManagerFactory</text:span></text:p>
              </text:list-item>
              <text:list-item>
                <text:p text:style-name="P9"><text:span text:style-name="T109">Ex (instance de Pays avec identifiant = 32) :</text:span></text:p>
                <text:p text:style-name="P18"><text:span text:style-name="T236">entityManagerFactory</text:span><text:span text:style-name="T80">.</text:span><text:span text:style-name="T237">getCache</text:span><text:span text:style-name="T238">().</text:span><text:span text:style-name="T237">contains</text:span><text:span text:style-name="T238">(</text:span><text:span text:style-name="T78">Pays</text:span><text:span text:style-name="T80">.</text:span><text:span text:style-name="T72">class</text:span><text:span text:style-name="T80">,</text:span><text:span text:style-name="T73"> </text:span><text:span text:style-name="T239">32</text:span><text:span text:style-name="T238">)</text:span></text:p>
                <text:p text:style-name="P18"><text:span text:style-name="T238"><text:s text:c="5"/></text:span><text:span text:style-name="T238"><text:tab/></text:span><text:span text:style-name="T238"><text:tab/></text:span><text:span text:style-name="T238"><text:tab/></text:span><text:span text:style-name="T238"><text:tab/></text:span><text:span text:style-name="T238">→ </text:span><text:span text:style-name="T238">Renvoie true ou false</text:span></text:p>
              </text:list-item>
              <text:list-item>
                <text:p text:style-name="P9"><text:span text:style-name="T109">Attention : sur internet on propose de passer par la classe CachingProvider → mauvais raccord avec le L2C JPA</text:span></text:p>
              </text:list-item>
              <text:list-item>
                <text:p text:style-name="P9"><text:span text:style-name="T109">On peut aussi vérifier via un compteur de requêtes (cf NomenclatureCacheSecondNiveauTest.testAssociationSectionDivisionCache() )</text:span></text:p>
              </text:list-item>
            </text:list>
            <text:p text:style-name="P21"><text:span text:style-name="T23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109">EhCache permet une configuration fine de la gestion des données en cache</text:span></text:p>
              </text:list-item>
              <text:list-item>
                <text:p text:style-name="P9"><text:span text:style-name="T109">Définition de « regions » avec des propriétés dans le fichier ehcache.xml</text:span></text:p>
              </text:list-item>
              <text:list-item>
                <text:p text:style-name="P9"><text:span text:style-name="T109">Ex : </text:span></text:p>
                <text:p text:style-name="P18"><text:span text:style-name="T240">&lt;</text:span><text:span text:style-name="T241">config</text:span><text:span text:style-name="T240">&gt;</text:span></text:p>
                <text:p text:style-name="P18"><text:span text:style-name="T240"><text:s text:c="4"/></text:span><text:span text:style-name="T240">&lt;</text:span><text:span text:style-name="T242">cache</text:span><text:span text:style-name="T243"> </text:span><text:span text:style-name="T234">alias</text:span><text:span text:style-name="T244">=</text:span><text:span text:style-name="T245">"pays"</text:span><text:span text:style-name="T240">&gt;</text:span></text:p>
                <text:p text:style-name="P18"><text:span text:style-name="T240"><text:s text:c="6"/></text:span><text:span text:style-name="T240">&lt;</text:span><text:span text:style-name="T242">expiry</text:span><text:span text:style-name="T240">&gt;</text:span></text:p>
                <text:p text:style-name="P18"><text:span text:style-name="T240"><text:s text:c="8"/></text:span><text:span text:style-name="T240">&lt;</text:span><text:span text:style-name="T242">tti</text:span><text:span text:style-name="T243"> </text:span><text:span text:style-name="T234">unit</text:span><text:span text:style-name="T244">=</text:span><text:span text:style-name="T245">"seconds"</text:span><text:span text:style-name="T240">&gt;</text:span><text:span text:style-name="T208">300</text:span><text:span text:style-name="T240">&lt;/</text:span><text:span text:style-name="T242">tti</text:span><text:span text:style-name="T240">&gt; //Time To Idle : éviction avant dernière </text:span></text:p>
                <text:p text:style-name="P18"><text:span text:style-name="T240"><text:s text:c="6"/></text:span><text:span text:style-name="T240">&lt;/</text:span><text:span text:style-name="T242">expiry</text:span><text:span text:style-name="T240">&gt; <text:s text:c="21"/>// utilisation. Au choix avec ttl (time to live)</text:span></text:p>
                <text:p text:style-name="P18"><text:span text:style-name="T240"><text:s text:c="6"/></text:span><text:span text:style-name="T240">&lt;</text:span><text:span text:style-name="T242">heap</text:span><text:span text:style-name="T243"> </text:span><text:span text:style-name="T234">unit</text:span><text:span text:style-name="T244">=</text:span><text:span text:style-name="T245">"entries"</text:span><text:span text:style-name="T240">&gt;</text:span><text:span text:style-name="T208">100</text:span><text:span text:style-name="T240">&lt;/</text:span><text:span text:style-name="T242">heap</text:span><text:span text:style-name="T240">&gt; //Nombre d’éléments max mis en cache</text:span></text:p>
                <text:p text:style-name="P18"><text:span text:style-name="T240"><text:s text:c="4"/></text:span><text:span text:style-name="T240">&lt;/</text:span><text:span text:style-name="T242">cache</text:span><text:span text:style-name="T240">&gt;</text:span></text:p>
                <text:p text:style-name="P18"><text:span text:style-name="T240">&lt;/</text:span><text:span text:style-name="T242">config</text:span><text:span text:style-name="T240">&gt;</text:span></text:p>
              </text:list-item>
              <text:list-item>
                <text:p text:style-name="P9"><text:span text:style-name="T109">Possible d’utiliser la balise &lt;ttl&gt; = Time To Live au lieu de &lt;tti&gt;</text:span></text:p>
              </text:list-item>
              <text:list-item>
                <text:p text:style-name="P9"><text:span text:style-name="T109">Ne pas redéfinir les attributs key-type, value-type, laissez les valeurs par défaut</text:span></text:p>
              </text:list-item>
              <text:list-item>
                <text:p text:style-name="P9"><text:span text:style-name="T109">Possibilité de définir des « templates » pour réutilisation des régions</text:span></text:p>
              </text:list-item>
              <text:list-item>
                <text:p text:style-name="P9"><text:span text:style-name="T109">Assez souple, ex : Définition de stockages tiers en cas de dépassement des limites avec off-heap </text:span></text:p>
              </text:list-item>
              <text:list-item>
                <text:p text:style-name="P9"><text:span text:style-name="T109">Doc complète ici : </text:span><text:span text:style-name="T109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9"><text:span text:style-name="T24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247">Attention !</text:span><text:span text:style-name="T109"> Bien dimensionner les régions </text:span></text:p>
              </text:list-item>
              <text:list-item>
                <text:p text:style-name="P9"><text:span text:style-name="T109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6"><text:span text:style-name="T248">1 - Traitement pour vérifier la présence dans le cache</text:span></text:p>
                        <text:p text:style-name="P16"><text:span text:style-name="T248">2 – Si absence → Requête SQL</text:span></text:p>
                        <text:p text:style-name="P16"><text:span text:style-name="T248">3 - Éviction des anciennes données du cache</text:span></text:p>
                        <text:p text:style-name="P16"><text:span text:style-name="T248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09">3 opérations en plus de la requête au lieu d’une seule</text:span></text:p>
              </text:list-item>
              <text:list-item>
                <text:p text:style-name="P9"><text:span text:style-name="T109">Le cache n’est efficace que si il permet l’économie de requêtes</text:span></text:p>
              </text:list-item>
              <text:list-item>
                <text:p text:style-name="P9"><text:span text:style-name="T109">Plutôt prévoir large pour être tranquille</text:span></text:p>
              </text:list-item>
              <text:list-item>
                <text:p text:style-name="P9"><text:span text:style-name="T109">Penser à demander une augmentation de la mémoire JVM si saturation</text:span></text:p>
                <text:list>
                  <text:list-item>
                    <text:list>
                      <text:list-header>
                        <text:p text:style-name="P16"><text:span text:style-name="T24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JPA/Hibernate offre la possibilité de mettre en cache le résultat de requête JPQL/HQL</text:span></text:p>
              </text:list-item>
              <text:list-item>
                <text:p text:style-name="P9"><text:span text:style-name="T109">Possibilité aussi avec Spring-Cache</text:span></text:p>
              </text:list-item>
              <text:list-item>
                <text:p text:style-name="P9"><text:span text:style-name="T109">Par défaut, le cache fonctionne lorsqu’on récupère un objet par son identifiant (findById, ou LazyLoading)</text:span></text:p>
              </text:list-item>
              <text:list-item>
                <text:p text:style-name="P9"><text:span text:style-name="T109">Possibilité de mettre en cache le résultat d’une requête portant sur des données de référence</text:span></text:p>
              </text:list-item>
              <text:list-item>
                <text:p text:style-name="P9"><text:span text:style-name="T109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sibilité en mode programmatique :</text:span></text:p>
                <text:p text:style-name="P18"><text:span text:style-name="T208">entityManager</text:span><text:span text:style-name="T88">.</text:span><text:span text:style-name="T135">createQuery</text:span><text:span text:style-name="T208">(</text:span><text:span text:style-name="T230">"..."</text:span><text:span text:style-name="T208">)</text:span><text:span text:style-name="T88">.</text:span><text:span text:style-name="T135">setParameter</text:span><text:span text:style-name="T208">(</text:span><text:span text:style-name="T230">"nom"</text:span><text:span text:style-name="T88">,</text:span><text:span text:style-name="T82"> </text:span><text:span text:style-name="T230">"France"</text:span><text:span text:style-name="T208">)</text:span><text:span text:style-name="T249">.</text:span><text:span text:style-name="T250">setHint</text:span><text:span text:style-name="T251">(</text:span><text:span text:style-name="T252">"org.hibernate.cacheable"</text:span><text:span text:style-name="T249">,</text:span><text:span text:style-name="T253"> </text:span><text:span text:style-name="T254">true</text:span><text:span text:style-name="T251">)</text:span></text:p>
              </text:list-item>
              <text:list-item>
                <text:p text:style-name="P9"><text:span text:style-name="T109">Possibilité avec des annotations, par ex en combinaison avec Spring-Data :</text:span></text:p>
                <text:p text:style-name="P18"><text:span text:style-name="T255">@QueryHints</text:span><text:span text:style-name="T256">(</text:span><text:span text:style-name="T255">@QueryHint</text:span><text:span text:style-name="T23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38">))</text:span></text:p>
                <text:p text:style-name="P18"><text:span text:style-name="T72">public</text:span><text:span text:style-name="T73"> </text:span><text:span text:style-name="T78">Optional</text:span><text:span text:style-name="T238">&lt;</text:span><text:span text:style-name="T76">Pays</text:span><text:span text:style-name="T238">&gt;</text:span><text:span text:style-name="T73"> </text:span><text:span text:style-name="T77">findByNom</text:span><text:span text:style-name="T238">(</text:span><text:span text:style-name="T78">String</text:span><text:span text:style-name="T73"> </text:span><text:span text:style-name="T79">nom</text:span><text:span text:style-name="T238">);</text:span></text:p>
              </text:list-item>
              <text:list-item>
                <text:p text:style-name="P9"><text:span text:style-name="T109">Par défaut les résultats sont stockés dans une région <text:s/>« default-query-results-region »</text:span></text:p>
              </text:list-item>
              <text:list-item>
                <text:p text:style-name="P9"><text:span text:style-name="T109">Possibilité de définir la région du cache à utiliser avec QueryHints.HINT_CACHE_REGION. Ex :</text:span></text:p>
              </text:list-item>
            </text:list>
            <text:p text:style-name="P21"><text:span text:style-name="T255">@QueryHints</text:span><text:span text:style-name="T258">({ </text:span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58">),</text:span></text:p>
            <text:p text:style-name="P21"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_REGION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pays_query"</text:span><text:span text:style-name="T258">) })</text:span></text:p>
            <text:p text:style-name="P21"><text:span text:style-name="T72">public</text:span><text:span text:style-name="T73"> </text:span><text:span text:style-name="T74">List</text:span><text:span text:style-name="T258">&lt;</text:span><text:span text:style-name="T76">Pays</text:span><text:span text:style-name="T258">&gt;</text:span><text:span text:style-name="T73"> </text:span><text:span text:style-name="T77">findAll</text:span><text:span text:style-name="T258">();</text:span></text:p>
            <text:list text:continue-numbering="true" text:style-name="L4">
              <text:list-item>
                <text:p text:style-name="P9"><text:span text:style-name="T109">Avec Spring-Data, possibilité de mettre en cache les méthodes CRUD du repository en les surchargeant :</text:span></text:p>
              </text:list-item>
            </text:list>
            <text:p text:style-name="P21"><text:span text:style-name="T255">@QueryHints</text:span><text:span text:style-name="T238">(</text:span><text:span text:style-name="T255">@QueryHint</text:span><text:span text:style-name="T238">(</text:span><text:span text:style-name="T257">name</text:span><text:span text:style-name="T73"> </text:span><text:span text:style-name="T258">= </text:span><text:span text:style-name="T73">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 </text:span><text:span text:style-name="T260">"true"</text:span><text:span text:style-name="T238">))</text:span></text:p>
            <text:p text:style-name="P21"><text:span text:style-name="T72">public</text:span><text:span text:style-name="T73"> </text:span><text:span text:style-name="T74">List</text:span><text:span text:style-name="T238">&lt;</text:span><text:span text:style-name="T76">Pays</text:span><text:span text:style-name="T238">&gt;</text:span><text:span text:style-name="T73"> </text:span><text:span text:style-name="T77">findAll</text:span><text:span text:style-name="T238">();</text:span></text:p>
            <text:p text:style-name="P21"><text:span text:style-name="T26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6"><text:span text:style-name="T5">Exécuter le batch et noter les performances sur les premiers milliers d’items traités</text:span></text:p>
                      </text:list-item>
                      <text:list-item>
                        <text:p text:style-name="P16"><text:span text:style-name="T5">Placer des points d’arrêts et regarder les requêtes qui sont générées à chaque item</text:span></text:p>
                      </text:list-item>
                      <text:list-item>
                        <text:p text:style-name="P16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16"><text:span text:style-name="T5">Modifier le fichier de properties pour activer le cache de second niveau</text:span></text:p>
                      </text:list-item>
                      <text:list-item>
                        <text:p text:style-name="P16"><text:span text:style-name="T5">Positionner les annotations sur les classes adéquates (Attention : les annotations </text:span><text:span text:style-name="T262">@Setter/@Getter</text:span><text:span text:style-name="T5"> concernent Lombok, ne pas les modifier)</text:span></text:p>
                      </text:list-item>
                      <text:list-item>
                        <text:p text:style-name="P16"><text:span text:style-name="T5">Positionner les annotations sur les associations</text:span></text:p>
                      </text:list-item>
                      <text:list-item>
                        <text:p text:style-name="P25"><text:span text:style-name="T5">Positionner les annotations dans les repositories pour le cache de requêtes</text:span></text:p>
                      </text:list-item>
                      <text:list-item>
                        <text:p text:style-name="P25"><text:span text:style-name="T5">Compléter le fichier de configuration ehcache.xml</text:span></text:p>
                      </text:list-item>
                      <text:list-item>
                        <text:p text:style-name="P16"><text:span text:style-name="T5">Tester avec </text:span><text:span text:style-name="T58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</text:span></text:p>
                <text:list>
                  <text:list-item>
                    <text:list>
                      <text:list-item>
                        <text:p text:style-name="P16"><text:span text:style-name="T5">Relancer le batch avec des points d’arrêts</text:span></text:p>
                      </text:list-item>
                      <text:list-item>
                        <text:p text:style-name="P16"><text:span text:style-name="T5">Observer l’évolution du nombre de requêtes générées</text:span></text:p>
                      </text:list-item>
                      <text:list-item>
                        <text:p text:style-name="P16"><text:span text:style-name="T5">Relancer sans point d’arrêt</text:span></text:p>
                      </text:list-item>
                      <text:list-item>
                        <text:p text:style-name="P16"><text:span text:style-name="T5">Noter l’évolution des performances</text:span></text:p>
                      </text:list-item>
                      <text:list-item>
                        <text:p text:style-name="P16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9"><text:span text:style-name="T263"/></text:p>
              </text:list-header>
              <text:list-item>
                <text:p text:style-name="P9"><text:span text:style-name="T263">Outil d’analyse de la mémoire </text:span></text:p>
              </text:list-item>
              <text:list-item>
                <text:p text:style-name="P9"><text:span text:style-name="T263">Réalisation d’un dump via JvisualVM</text:span></text:p>
              </text:list-item>
              <text:list-item>
                <text:p text:style-name="P9"><text:span text:style-name="T263">Chargement dans Eclipse MAT</text:span></text:p>
              </text:list-item>
              <text:list-item>
                <text:p text:style-name="P9"><text:span text:style-name="T263">Privilégier la version stand-alone</text:span></text:p>
              </text:list-item>
              <text:list-item>
                <text:p text:style-name="P9"><text:span text:style-name="T263">De nombreuses fonctionnalités, graphiques, synthèse…</text:span></text:p>
              </text:list-item>
              <text:list-item>
                <text:p text:style-name="P9"><text:span text:style-name="T263">Outil de requête « OQL » pour interroger la mémoire</text:span></text:p>
                <text:p text:style-name="P9"><text:span text:style-name="T26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xport des stats avec JMX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l est possible d’utiliser la fonctionnalité d’exposition de méthodes via JMX</text:span></text:p>
              </text:list-item>
              <text:list-item>
                <text:p text:style-name="P9"><text:span text:style-name="T109">Se configure avec les annotations Spring :</text:span></text:p>
                <text:list>
                  <text:list-item>
                    <text:list>
                      <text:list-item>
                        <text:p text:style-name="P16"><text:span text:style-name="T109">@ManagedResource</text:span></text:p>
                      </text:list-item>
                      <text:list-item>
                        <text:p text:style-name="P16"><text:span text:style-name="T109">@ManagedOperation</text:span></text:p>
                      </text:list-item>
                      <text:list-item>
                        <text:p text:style-name="P16"><text:span text:style-name="T109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09">Activer la fonctionnalité via property spring-boot : </text:span><text:span text:style-name="T264">spring.jmx.enabled=</text:span><text:span text:style-name="T265">true</text:span></text:p>
              </text:list-item>
              <text:list-item>
                <text:p text:style-name="P16"><text:span text:style-name="T109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isualisation dans 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JConsole (embarqué dans le JDK) on a accès aux méthodes exposées</text:span></text:p>
                <text:p text:style-name="P9"><text:span text:style-name="T109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l’export des stats, un plugin supplémentaire appelé Hibernate-JConsole</text:span></text:p>
              </text:list-item>
              <text:list-item>
                <text:p text:style-name="P9"><text:span text:style-name="T109">Non maintenu mais fonctionne encore actuellement</text:span></text:p>
              </text:list-item>
              <text:list-item>
                <text:p text:style-name="P9"><text:span text:style-name="T109">Permet de connaître :</text:span></text:p>
                <text:list>
                  <text:list-item>
                    <text:list>
                      <text:list-item>
                        <text:p text:style-name="P16"><text:span text:style-name="T109">Le nombre d’entités chargées</text:span></text:p>
                      </text:list-item>
                      <text:list-item>
                        <text:p text:style-name="P16"><text:span text:style-name="T109">Le temps d’exécution de requêtes HQL</text:span></text:p>
                      </text:list-item>
                      <text:list-item>
                        <text:p text:style-name="P16"><text:span text:style-name="T109">L’état du cache de 2nd niveau</text:span></text:p>
                      </text:list-item>
                      <text:list-item>
                        <text:p text:style-name="P16"><text:span text:style-name="T109">Le hit-rate pour chaque régions du cache...</text:span></text:p>
                      </text:list-item>
                    </text:list>
                  </text:list-item>
                </text:list>
                <text:p text:style-name="P9"><text:span text:style-name="T10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lugin Eclipse, existe en version stand-alone (recommandée)</text:span></text:p>
              </text:list-item>
              <text:list-item>
                <text:p text:style-name="P9"><text:span text:style-name="T109">Outil plus générique, donne beaucoup d’informations sur la mémoire de la JVM</text:span></text:p>
              </text:list-item>
              <text:list-item>
                <text:p text:style-name="P9"><text:span text:style-name="T109">Très utile en cas d’OutOfMemory pour cibler le problème</text:span></text:p>
              </text:list-item>
              <text:list-item>
                <text:p text:style-name="P9"><text:span text:style-name="T109">Réaliser un « heap-dump » via VisualVM et le charger dans Eclipse MAT</text:span></text:p>
              </text:list-item>
              <text:list-item>
                <text:p text:style-name="P9"><text:span text:style-name="T109">Graphique d’occupation de la mémoire</text:span></text:p>
              </text:list-item>
              <text:list-item>
                <text:p text:style-name="P9"><text:span text:style-name="T109">Possibilité de repérer les objets trop volumineux, avec la valeur de leurs attributs</text:span></text:p>
              </text:list-item>
              <text:list-item>
                <text:p text:style-name="P9"><text:span text:style-name="T109">Possibilité de requêter la mémoire via un langage pseudo-SQL</text:span></text:p>
              </text:list-item>
              <text:list-item>
                <text:p text:style-name="P9"><text:span text:style-name="T109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a problématiqu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Solution de contourn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ten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5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curren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59">(rare avec Hibernate</text:span></text:p>
                <text:p><text:span text:style-name="T159">grâce au 1</text:span><text:span text:style-name="T266">er </text:span><text:span text:style-name="T159">level cache)</text:span></text:p>
                <text:p><text:span text:style-name="T159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haque niveau d’isolation transactionnel permet d’éviter un ou plusieurs problèmes potentiel</text:p>
              </text:list-item>
              <text:list-item>
                <text:p text:style-name="P15">Impossible de sécuriser tout ces risques via le niveau d’isolation sans une très forte contention</text:p>
              </text:list-item>
              <text:list-item>
                <text:p text:style-name="P15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31"><text:span text:style-name="T267">@Transactional</text:span><text:span text:style-name="T268">(</text:span><text:span text:style-name="T269">isolation</text:span><text:span text:style-name="T270"> </text:span><text:span text:style-name="T268">=</text:span><text:span text:style-name="T270"> </text:span><text:span text:style-name="T271">Isolation</text:span><text:span text:style-name="T272">.</text:span><text:span text:style-name="T229">READ_COMMITTED</text:span><text:span text:style-name="T35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3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5"><text:span text:style-name="T16">Le niveau SERIALIZABLE crée une contention très forte car les transactions s’exécutent une par une → </text:span><text:span text:style-name="T273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essage typique : « Un autre utilisateur a modifié les données. Veuillez recharger la page et réexecut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draw:frame draw:style-name="gr2" draw:text-style-name="P4" draw:layer="layout" svg:width="24.6cm" svg:height="3.756cm" svg:x="1.7cm" svg:y="13.2cm">
          <draw:image xlink:href="Pictures/1000000000000630000000F29199295C195CBA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 versionnement des entité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5"><text:span text:style-name="T16">Ajout d’un attribut annoté </text:span><text:span text:style-name="T274">@Version</text:span><text:span text:style-name="T16"> :</text:span></text:p>
                <text:p text:style-name="P35"><text:span text:style-name="T274"><text:s/></text:span><text:span text:style-name="T274">@Version</text:span></text:p>
              </text:list-item>
            </text:list>
            <text:p text:style-name="P21"><text:span text:style-name="T221"><text:s text:c="4"/></text:span><text:span text:style-name="T224">private</text:span><text:span text:style-name="T221"> </text:span><text:span text:style-name="T224">int</text:span><text:span text:style-name="T221"> </text:span><text:span text:style-name="T275">version</text:span><text:span text:style-name="T222">;</text:span></text:p>
            <text:list text:continue-numbering="true" text:style-name="L4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4">@Version</text:span> active automatiquement le verrouillage dit « optimiste »</text:p>
              </text:list-item>
              <text:list-item>
                <text:p>Lors d’un update, 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8"><text:span text:style-name="T276">UPDATE USER</text:span></text:p>
                <text:p text:style-name="P8"><text:span text:style-name="T276">SET NAME = newName </text:span></text:p>
                <text:p text:style-name="P8"><text:span text:style-name="T276">AND</text:span><text:span text:style-name="T277"> VERSION = VERSION + 1 </text:span></text:p>
                <text:p text:style-name="P8"><text:span text:style-name="T277">(incrément du champ version)</text:span></text:p>
                <text:p text:style-name="P8"><text:span text:style-name="T276">WHERE ID = 1 </text:span></text:p>
                <text:p text:style-name="P8"><text:span text:style-name="T278">AND</text:span><text:span text:style-name="T279"> VERSION = 13 </text:span></text:p>
                <text:p text:style-name="P8"><text:span text:style-name="T279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3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 :</text:p>
                <text:p>→ Aucune ligne n’a été impactée</text:p>
              </text:list-item>
              <text:list-item>
                <text:p><text:span text:style-name="T16">Le champ version a été incrémenté </text:span>durant la transaction :</text:p>
                <text:p>→ La ligne a été modifiée par une transaction concurr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Update missed !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11.8cm" svg:height="6.377cm" svg:x="8.1cm" svg:y="12.447cm">
          <draw:image xlink:href="Pictures/100000000000029A00000168860A20B69288CAAE.jpg" xlink:type="simple" xlink:show="embed" xlink:actuate="onLoad" draw:mime-type="image/jpeg">
            <text:p/>
          </draw:image>
        </draw:frame>
        <draw:frame presentation:style-name="pr6" draw:text-style-name="P14" draw:layer="layout" svg:width="25.199cm" svg:height="8.6cm" svg:x="1.401cm" svg:y="4cm" presentation:class="outline" presentation:user-transformed="true">
          <draw:text-box>
            <text:list text:style-name="L4">
              <text:list-item>
                <text:p>Hibernate lèvera alors une exception : <text:span text:style-name="T280">OptimistLockException</text:span></text:p>
              </text:list-item>
              <text:list-item>
                <text:p><text:span text:style-name="T30">La transaction est normalement rollbackée</text:span></text:p>
              </text:list-item>
              <text:list-item>
                <text:p><text:span text:style-name="T30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sans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avec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 text:style-name="P15">Utile lorsqu’on souhaite « verrouiller » un objet alors que la modification d’une des transactions ne porte pas sur lui</text:p>
              </text:list-item>
              <text:list-item>
                <text:p text:style-name="P15">En général lien métier entre les 2 objets, objet plus « haut » dans le graphe</text:p>
              </text:list-item>
              <text:list-item>
                <text:p text:style-name="P15">Ex : empêcher la modification d’un produit pendant la création d’une facture</text:p>
              </text:list-item>
              <text:list-item>
                <text:p text:style-name="P15">Peut aussi permettre de couvrir localement le problème des « phantom read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Pour « verrouiller » l’objet non modifié, via annotation pour Spring-Data :</text:p>
              </text:list-item>
            </text:list>
            <text:p text:style-name="P31"><text:span text:style-name="T281">@Lock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<text:list text:continue-numbering="true" text:style-name="L4">
              <text:list-item>
                <text:p text:style-name="P15">Ou programmatiquement :</text:p>
                <text:p text:style-name="P34"><text:span text:style-name="T287">query</text:span><text:span text:style-name="T284">.</text:span><text:span text:style-name="T288">setLockMode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  </text:list-item>
              <text:list-item>
                <text:p>Le champ version est alors incrémenté</text:p>
              </text:list-item>
              <text:list-item>
                <text:p>Si une autre transaction incrémente la version via modification de l’objet, ou via une autre « force increment » :</text:p>
                <text:p>→ Une exception est lev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 sans vers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8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ALL</text:span><text:span text:style-name="T75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4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DIRTY</text:span><text:span text:style-name="T75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Bila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ir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limites de l’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Une alternative est la mise en œuvre d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ontexte : on veut accéder à des données sans les modifier mais en s’assurant qu’elles ne seront pas modifiées au cours de la transaction</text:p>
              </text:list-item>
              <text:list-item>
                <text:p text:style-name="P15"><text:span text:style-name="T16">En SQL : ajout d’une clause </text:span><text:span text:style-name="T295">FOR SHARE </text:span><text:span text:style-name="T296">à la fin de la requête</text:span></text:p>
              </text:list-item>
              <text:list-item>
                <text:p text:style-name="P15"><text:span text:style-name="T296">Ex : </text:span><text:span text:style-name="T295">SELECT entreprise FROM … FOR SHARE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296">On va configurer Hibernate pour qu’il génère des requêtes avec verrous</text:span></text:p>
              </text:list-item>
              <text:list-item>
                <text:p text:style-name="P15"><text:span text:style-name="T296">En mode programmatique </text:span></text:p>
                <text:p text:style-name="P34"><text:span text:style-name="T298">query</text:span><text:span text:style-name="T299">.</text:span><text:span text:style-name="T300">setLockMode</text:span><text:span text:style-name="T301">(</text:span><text:span text:style-name="T302">LockModeType</text:span><text:span text:style-name="T299">.</text:span><text:span text:style-name="T285">PESSIMISTIC_READ</text:span><text:span text:style-name="T301">)</text:span></text:p>
              </text:list-item>
              <text:list-item>
                <text:p text:style-name="P15"><text:span text:style-name="T296">En mode Spring-Data avec annotation :</text:span></text:p>
                <text:p text:style-name="P37"><text:span text:style-name="T255">@Lock</text:span><text:span text:style-name="T303">(</text:span><text:span text:style-name="T304">LockModeType</text:span><text:span text:style-name="T80">.</text:span><text:span text:style-name="T259">PESSIMISTIC_READ</text:span><text:span text:style-name="T303">)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s de verrous en lecture sont par contre autorisé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écri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16">Contexte : on s’apprête à modifier des données</text:span></text:p>
              </text:list-item>
              <text:list-item>
                <text:p><text:span text:style-name="T16">Même principe sauf qu’on utilisera :</text:span></text:p>
              </text:list-item>
            </text:list>
            <text:p text:style-name="P31"><text:span text:style-name="T305">LockModeType</text:span><text:span text:style-name="T69">.</text:span><text:span text:style-name="T306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5">FOR UPDATE </text:span><text:span text:style-name="T296">à la fin de la requête</text:span></text:p>
              </text:list-item>
              <text:list-item>
                <text:p text:style-name="P15"><text:span text:style-name="T16">E</text:span>x : <text:span text:style-name="T307">SELECT entreprise FROM … FOR UPDATE</text:span></text:p>
              </text:list-item>
              <text:list-item>
                <text:p text:style-name="P15">→ Les requêtes de modification de ces lignes seront mises en attente</text:p>
              </text:list-item>
              <text:list-item>
                <text:p text:style-name="P15">→ Les demandes d’acquisition de verrou en écriture (for update) ou en lecture (for share) sont mises en att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figuration du timeout, deadlock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6">On peut configurer le « timeout » dans les fichers de properties avec (valeur en ms): </text:span><text:span text:style-name="T308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31"><text:span text:style-name="T309">query</text:span><text:span text:style-name="T69">.</text:span><text:span text:style-name="T310">setHint</text:span><text:span text:style-name="T311">(</text:span><text:span text:style-name="T312">"javax.persistence.query.timeout"</text:span><text:span text:style-name="T311">,</text:span><text:span text:style-name="T67"> </text:span><text:span text:style-name="T313">8000</text:span><text:span text:style-name="T311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4"><text:span text:style-name="T314">@QueryHints</text:span><text:span text:style-name="T311">(</text:span><text:span text:style-name="T314">@QueryHint</text:span><text:span text:style-name="T311">(</text:span><text:span text:style-name="T315">name</text:span><text:span text:style-name="T67"> </text:span><text:span text:style-name="T311">=</text:span><text:span text:style-name="T67"> </text:span><text:span text:style-name="T312">"javax.persistence.query.timeout"</text:span><text:span text:style-name="T311">,</text:span><text:span text:style-name="T67"> </text:span><text:span text:style-name="T315">value</text:span><text:span text:style-name="T67"> </text:span><text:span text:style-name="T311">=</text:span><text:span text:style-name="T67"> </text:span><text:span text:style-name="T312">"8000"</text:span><text:span text:style-name="T311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ester les verrou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8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8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6">wait() </text:span><text:span text:style-name="T16">ou </text:span><text:span text:style-name="T316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58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58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Entreprise</text:span><text:span text:style-name="T5"> et créer ne méthode de récupération avec verrou dans <text:s/></text:span><text:span text:style-name="T181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8"><text:span text:style-name="T57">Modifier le test pour faire appel à votre méthode</text:span></text:p>
                      </text:list-item>
                      <text:list-item>
                        <text:p text:style-name="P38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7">Examiner le code du test</text:span><text:span text:style-name="T5"> </text:span><text:span text:style-name="T58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1">IndiceMensuelRepository</text:span><text:span text:style-name="T5"> ainsi des données utiles au calcul dans </text:span><text:span text:style-name="T181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8" draw:style-name="dp3" draw:master-page-name="Modele_5f_Insee_5f_V42" presentation:presentation-page-layout-name="AL2T1" presentation:use-date-time-name="dtd1">
        <draw:frame presentation:style-name="pr9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10" draw:text-style-name="P1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9" draw:layer="layout" svg:width="15cm" svg:height="6.293cm" svg:x="7.6cm" svg:y="13.8cm">
          <draw:text-box>
            <text:p><text:span text:style-name="T317">Prénom Nom</text:span><text:span text:style-name="T318"> </text:span><text:span text:style-name="T319">Philippe SABAA</text:span></text:p>
            <text:p><text:span text:style-name="T320">Mél : philippe.sabaa@insee.fr</text:span></text:p>
            <text:p><text:span text:style-name="T320"/></text:p>
            <text:p><text:span text:style-name="T320">Avec la participation attentive et bienveillante de </text:span><text:span text:style-name="T321">Valentin Batard</text:span><text:span text:style-name="T320"> (dans le rôle de la MOA)</text:span></text:p>
            <text:p><text:span text:style-name="T320"/></text:p>
            <text:p text:style-name="P24"><text:span text:style-name="T322">Insee</text:span></text:p>
            <text:p text:style-name="P24"><text:span text:style-name="T323">Établissement : </text:span><text:span text:style-name="T324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adornments="Gras" style:font-family-generic="modern" style:font-pitch="variable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4DT23H38M5S</meta:editing-duration>
    <meta:editing-cycles>1678</meta:editing-cycles>
    <meta:generator>LibreOffice/7.4.6.2$Windows_X86_64 LibreOffice_project/5b1f5509c2decdade7fda905e3e1429a67acd63d</meta:generator>
    <dc:title>Modele_Insee_V4</dc:title>
    <meta:initial-creator>Philippe SABAA</meta:initial-creator>
    <dc:date>2023-06-19T14:11:00.363000000</dc:date>
    <dc:creator>Philippe Sabaa</dc:creator>
    <meta:document-statistic meta:object-count="674"/>
  </office:meta>
</office:document-meta>
</file>